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65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3.918cm"/>
    </style:style>
    <style:style style:name="co10" style:family="table-column">
      <style:table-column-properties fo:break-before="auto" style:column-width="4.38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3.889cm"/>
    </style:style>
    <style:style style:name="co13" style:family="table-column">
      <style:table-column-properties fo:break-before="auto" style:column-width="4.277cm"/>
    </style:style>
    <style:style style:name="co14" style:family="table-column">
      <style:table-column-properties fo:break-before="auto" style:column-width="4.029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3.362cm"/>
    </style:style>
    <style:style style:name="co18" style:family="table-column">
      <style:table-column-properties fo:break-before="auto" style:column-width="4.083cm"/>
    </style:style>
    <style:style style:name="co19" style:family="table-column">
      <style:table-column-properties fo:break-before="auto" style:column-width="5.138cm"/>
    </style:style>
    <style:style style:name="co20" style:family="table-column">
      <style:table-column-properties fo:break-before="auto" style:column-width="5.415cm"/>
    </style:style>
    <style:style style:name="co21" style:family="table-column">
      <style:table-column-properties fo:break-before="auto" style:column-width="7.357cm"/>
    </style:style>
    <style:style style:name="co22" style:family="table-column">
      <style:table-column-properties fo:break-before="auto" style:column-width="6.747cm"/>
    </style:style>
    <style:style style:name="co23" style:family="table-column">
      <style:table-column-properties fo:break-before="auto" style:column-width="9.633cm"/>
    </style:style>
    <style:style style:name="co24" style:family="table-column">
      <style:table-column-properties fo:break-before="auto" style:column-width="3.806cm"/>
    </style:style>
    <style:style style:name="co25" style:family="table-column">
      <style:table-column-properties fo:break-before="auto" style:column-width="3.334cm"/>
    </style:style>
    <style:style style:name="co26" style:family="table-column">
      <style:table-column-properties fo:break-before="auto" style:column-width="6.248cm"/>
    </style:style>
    <style:style style:name="co27" style:family="table-column">
      <style:table-column-properties fo:break-before="auto" style:column-width="5.443cm"/>
    </style:style>
    <style:style style:name="co28" style:family="table-column">
      <style:table-column-properties fo:break-before="auto" style:column-width="6.108cm"/>
    </style:style>
    <style:style style:name="co29" style:family="table-column">
      <style:table-column-properties fo:break-before="auto" style:column-width="5.609cm"/>
    </style:style>
    <style:style style:name="co30" style:family="table-column">
      <style:table-column-properties fo:break-before="auto" style:column-width="2.113cm"/>
    </style:style>
    <style:style style:name="co31" style:family="table-column">
      <style:table-column-properties fo:break-before="auto" style:column-width="8.052cm"/>
    </style:style>
    <style:style style:name="co32" style:family="table-column">
      <style:table-column-properties fo:break-before="auto" style:column-width="3.528cm"/>
    </style:style>
    <style:style style:name="co33" style:family="table-column">
      <style:table-column-properties fo:break-before="auto" style:column-width="4.334cm"/>
    </style:style>
    <style:style style:name="co34" style:family="table-column">
      <style:table-column-properties fo:break-before="auto" style:column-width="5.304cm"/>
    </style:style>
    <style:style style:name="co35" style:family="table-column">
      <style:table-column-properties fo:break-before="auto" style:column-width="5.055cm"/>
    </style:style>
    <style:style style:name="co36" style:family="table-column">
      <style:table-column-properties fo:break-before="auto" style:column-width="5.999cm"/>
    </style:style>
    <style:style style:name="co37" style:family="table-column">
      <style:table-column-properties fo:break-before="auto" style:column-width="5.888cm"/>
    </style:style>
    <style:style style:name="co38" style:family="table-column">
      <style:table-column-properties fo:break-before="auto" style:column-width="4.471cm"/>
    </style:style>
    <style:style style:name="co39" style:family="table-column">
      <style:table-column-properties fo:break-before="auto" style:column-width="4.665cm"/>
    </style:style>
    <style:style style:name="co40" style:family="table-column">
      <style:table-column-properties fo:break-before="auto" style:column-width="5.082cm"/>
    </style:style>
    <style:style style:name="co41" style:family="table-column">
      <style:table-column-properties fo:break-before="auto" style:column-width="6.553cm"/>
    </style:style>
    <style:style style:name="co42" style:family="table-column">
      <style:table-column-properties fo:break-before="auto" style:column-width="5.943cm"/>
    </style:style>
    <style:style style:name="co43" style:family="table-column">
      <style:table-column-properties fo:break-before="auto" style:column-width="5.86cm"/>
    </style:style>
    <style:style style:name="co44" style:family="table-column">
      <style:table-column-properties fo:break-before="auto" style:column-width="7.442cm"/>
    </style:style>
    <style:style style:name="co45" style:family="table-column">
      <style:table-column-properties fo:break-before="auto" style:column-width="7.414cm"/>
    </style:style>
    <style:style style:name="co46" style:family="table-column">
      <style:table-column-properties fo:break-before="auto" style:column-width="5.914cm"/>
    </style:style>
    <style:style style:name="co47" style:family="table-column">
      <style:table-column-properties fo:break-before="auto" style:column-width="5.11cm"/>
    </style:style>
    <style:style style:name="co48" style:family="table-column">
      <style:table-column-properties fo:break-before="auto" style:column-width="4.75cm"/>
    </style:style>
    <style:style style:name="co49" style:family="table-column">
      <style:table-column-properties fo:break-before="auto" style:column-width="2.447cm"/>
    </style:style>
    <style:style style:name="co50" style:family="table-column">
      <style:table-column-properties fo:break-before="auto" style:column-width="10.049cm"/>
    </style:style>
    <style:style style:name="co51" style:family="table-column">
      <style:table-column-properties fo:break-before="auto" style:column-width="5.332cm"/>
    </style:style>
    <style:style style:name="co52" style:family="table-column">
      <style:table-column-properties fo:break-before="auto" style:column-width="4.528cm"/>
    </style:style>
    <style:style style:name="co53" style:family="table-column">
      <style:table-column-properties fo:break-before="auto" style:column-width="7.052cm"/>
    </style:style>
    <style:style style:name="co54" style:family="table-column">
      <style:table-column-properties fo:break-before="auto" style:column-width="8.024cm"/>
    </style:style>
    <style:style style:name="co55" style:family="table-column">
      <style:table-column-properties fo:break-before="auto" style:column-width="8.107cm"/>
    </style:style>
    <style:style style:name="co56" style:family="table-column">
      <style:table-column-properties fo:break-before="auto" style:column-width="6.498cm"/>
    </style:style>
    <style:style style:name="co57" style:family="table-column">
      <style:table-column-properties fo:break-before="auto" style:column-width="6.581cm"/>
    </style:style>
    <style:style style:name="co58" style:family="table-column">
      <style:table-column-properties fo:break-before="auto" style:column-width="3.639cm"/>
    </style:style>
    <style:style style:name="co59" style:family="table-column">
      <style:table-column-properties fo:break-before="auto" style:column-width="4.166cm"/>
    </style:style>
    <style:style style:name="co60" style:family="table-column">
      <style:table-column-properties fo:break-before="auto" style:column-width="7.747cm"/>
    </style:style>
    <style:style style:name="co61" style:family="table-column">
      <style:table-column-properties fo:break-before="auto" style:column-width="7.83cm"/>
    </style:style>
    <style:style style:name="co62" style:family="table-column">
      <style:table-column-properties fo:break-before="auto" style:column-width="6.082cm"/>
    </style:style>
    <style:style style:name="co63" style:family="table-column">
      <style:table-column-properties fo:break-before="auto" style:column-width="4.223cm"/>
    </style:style>
    <style:style style:name="co64" style:family="table-column">
      <style:table-column-properties fo:break-before="auto" style:column-width="4.306cm"/>
    </style:style>
    <style:style style:name="co65" style:family="table-column">
      <style:table-column-properties fo:break-before="auto" style:column-width="4.5cm"/>
    </style:style>
    <style:style style:name="co66" style:family="table-column">
      <style:table-column-properties fo:break-before="auto" style:column-width="4.583cm"/>
    </style:style>
    <style:style style:name="co67" style:family="table-column">
      <style:table-column-properties fo:break-before="auto" style:column-width="7.246cm"/>
    </style:style>
    <style:style style:name="co68" style:family="table-column">
      <style:table-column-properties fo:break-before="auto" style:column-width="7.163cm"/>
    </style:style>
    <style:style style:name="co69" style:family="table-column">
      <style:table-column-properties fo:break-before="auto" style:column-width="3.833cm"/>
    </style:style>
    <style:style style:name="co70" style:family="table-column">
      <style:table-column-properties fo:break-before="auto" style:column-width="4.805cm"/>
    </style:style>
    <style:style style:name="co71" style:family="table-column">
      <style:table-column-properties fo:break-before="auto" style:column-width="7.691cm"/>
    </style:style>
    <style:style style:name="co72" style:family="table-column">
      <style:table-column-properties fo:break-before="auto" style:column-width="7.636cm"/>
    </style:style>
    <style:style style:name="co73" style:family="table-column">
      <style:table-column-properties fo:break-before="auto" style:column-width="7.608cm"/>
    </style:style>
    <style:style style:name="co74" style:family="table-column">
      <style:table-column-properties fo:break-before="auto" style:column-width="5.777cm"/>
    </style:style>
    <style:style style:name="co75" style:family="table-column">
      <style:table-column-properties fo:break-before="auto" style:column-width="5.749cm"/>
    </style:style>
    <style:style style:name="co76" style:family="table-column">
      <style:table-column-properties fo:break-before="auto" style:column-width="7.525cm"/>
    </style:style>
    <style:style style:name="co77" style:family="table-column">
      <style:table-column-properties fo:break-before="auto" style:column-width="7.331cm"/>
    </style:style>
    <style:style style:name="co78" style:family="table-column">
      <style:table-column-properties fo:break-before="auto" style:column-width="6.276cm"/>
    </style:style>
    <style:style style:name="co79" style:family="table-column">
      <style:table-column-properties fo:break-before="auto" style:column-width="8.079cm"/>
    </style:style>
    <style:style style:name="co80" style:family="table-column">
      <style:table-column-properties fo:break-before="auto" style:column-width="5.831cm"/>
    </style:style>
    <style:style style:name="co81" style:family="table-column">
      <style:table-column-properties fo:break-before="auto" style:column-width="6.914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5.526cm"/>
    </style:style>
    <style:style style:name="co84" style:family="table-column">
      <style:table-column-properties fo:break-before="auto" style:column-width="7.22cm"/>
    </style:style>
    <style:style style:name="co85" style:family="table-column">
      <style:table-column-properties fo:break-before="auto" style:column-width="6.83cm"/>
    </style:style>
    <style:style style:name="co86" style:family="table-column">
      <style:table-column-properties fo:break-before="auto" style:column-width="7.969cm"/>
    </style:style>
    <style:style style:name="co87" style:family="table-column">
      <style:table-column-properties fo:break-before="auto" style:column-width="5.193cm"/>
    </style:style>
    <style:style style:name="co88" style:family="table-column">
      <style:table-column-properties fo:break-before="auto" style:column-width="5.666cm"/>
    </style:style>
    <style:style style:name="co89" style:family="table-column">
      <style:table-column-properties fo:break-before="auto" style:column-width="6.997cm"/>
    </style:style>
    <style:style style:name="co90" style:family="table-column">
      <style:table-column-properties fo:break-before="auto" style:column-width="8.135cm"/>
    </style:style>
    <style:style style:name="co91" style:family="table-column">
      <style:table-column-properties fo:break-before="auto" style:column-width="6.609cm"/>
    </style:style>
    <style:style style:name="co92" style:family="table-column">
      <style:table-column-properties fo:break-before="auto" style:column-width="8.523cm"/>
    </style:style>
    <style:style style:name="co93" style:family="table-column">
      <style:table-column-properties fo:break-before="auto" style:column-width="7.303cm"/>
    </style:style>
    <style:style style:name="co94" style:family="table-column">
      <style:table-column-properties fo:break-before="auto" style:column-width="5.72cm"/>
    </style:style>
    <style:style style:name="co95" style:family="table-column">
      <style:table-column-properties fo:break-before="auto" style:column-width="3.612cm"/>
    </style:style>
    <style:style style:name="co96" style:family="table-column">
      <style:table-column-properties fo:break-before="auto" style:column-width="3.223cm"/>
    </style:style>
    <style:style style:name="co97" style:family="table-column">
      <style:table-column-properties fo:break-before="auto" style:column-width="5.637cm"/>
    </style:style>
    <style:style style:name="co98" style:family="table-column">
      <style:table-column-properties fo:break-before="auto" style:column-width="7.579cm"/>
    </style:style>
    <style:style style:name="co99" style:family="table-column">
      <style:table-column-properties fo:break-before="auto" style:column-width="7.026cm"/>
    </style:style>
    <style:style style:name="co100" style:family="table-column">
      <style:table-column-properties fo:break-before="auto" style:column-width="2.529cm"/>
    </style:style>
    <style:style style:name="co101" style:family="table-column">
      <style:table-column-properties fo:break-before="auto" style:column-width="3.695cm"/>
    </style:style>
    <style:style style:name="co102" style:family="table-column">
      <style:table-column-properties fo:break-before="auto" style:column-width="5.692cm"/>
    </style:style>
    <style:style style:name="co103" style:family="table-column">
      <style:table-column-properties fo:break-before="auto" style:column-width="4.611cm"/>
    </style:style>
    <style:style style:name="co104" style:family="table-column">
      <style:table-column-properties fo:break-before="auto" style:column-width="6.331cm"/>
    </style:style>
    <style:style style:name="co105" style:family="table-column">
      <style:table-column-properties fo:break-before="auto" style:column-width="5.583cm"/>
    </style:style>
    <style:style style:name="co106" style:family="table-column">
      <style:table-column-properties fo:break-before="auto" style:column-width="6.72cm"/>
    </style:style>
    <style:style style:name="co107" style:family="table-column">
      <style:table-column-properties fo:break-before="auto" style:column-width="0.893cm"/>
    </style:style>
    <style:style style:name="co108" style:family="table-column">
      <style:table-column-properties fo:break-before="auto" style:column-width="0.699cm"/>
    </style:style>
    <style:style style:name="co109" style:family="table-column">
      <style:table-column-properties fo:break-before="auto" style:column-width="2.641cm"/>
    </style:style>
    <style:style style:name="co110" style:family="table-column">
      <style:table-column-properties fo:break-before="auto" style:column-width="2.058cm"/>
    </style:style>
    <style:style style:name="co111" style:family="table-column">
      <style:table-column-properties fo:break-before="auto" style:column-width="0.504cm"/>
    </style:style>
    <style:style style:name="co1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62" table:default-cell-style-name="Default"/>
        <table:table-column table:style-name="co28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4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4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70" table:default-cell-style-name="Default"/>
        <table:table-column table:style-name="co46" table:default-cell-style-name="Default"/>
        <table:table-column table:style-name="co2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55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2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54" table:default-cell-style-name="Default"/>
        <table:table-column table:style-name="co90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13" table:default-cell-style-name="Default"/>
        <table:table-column table:style-name="co59" table:default-cell-style-name="Default"/>
        <table:table-column table:style-name="co96" table:default-cell-style-name="Default"/>
        <table:table-column table:style-name="co62" table:default-cell-style-name="Default"/>
        <table:table-column table:style-name="co48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75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5" table:default-cell-style-name="Default"/>
        <table:table-column table:style-name="co2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70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7" table:number-columns-repeated="3" table:default-cell-style-name="Default"/>
        <table:table-column table:style-name="co49" table:number-columns-repeated="3" table:default-cell-style-name="Default"/>
        <table:table-column table:style-name="co107" table:number-columns-repeated="3" table:default-cell-style-name="Default"/>
        <table:table-column table:style-name="co109" table:default-cell-style-name="Default"/>
        <table:table-column table:style-name="co49" table:default-cell-style-name="Default"/>
        <table:table-column table:style-name="co3" table:default-cell-style-name="Default"/>
        <table:table-column table:style-name="co49" table:default-cell-style-name="Default"/>
        <table:table-column table:style-name="co110" table:default-cell-style-name="Default"/>
        <table:table-column table:style-name="co49" table:number-columns-repeated="2" table:default-cell-style-name="Default"/>
        <table:table-column table:style-name="co107" table:number-columns-repeated="4" table:default-cell-style-name="Default"/>
        <table:table-column table:style-name="co109" table:default-cell-style-name="Default"/>
        <table:table-column table:style-name="co49" table:number-columns-repeated="2" table:default-cell-style-name="Default"/>
        <table:table-column table:style-name="co109" table:default-cell-style-name="Default"/>
        <table:table-column table:style-name="co111" table:default-cell-style-name="Default"/>
        <table:table-column table:style-name="co108" table:default-cell-style-name="Default"/>
        <table:table-column table:style-name="co11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rt 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Dynamic Shared Memory</text:p>
          </table:table-cell>
          <table:table-cell office:value-type="string">
            <text:p>Size(bytes)</text:p>
          </table:table-cell>
          <table:table-cell office:value-type="string">
            <text:p>Throughput(bytes/sec)</text:p>
          </table:table-cell>
          <table:table-cell office:value-type="string">
            <text:p>Control-Flow Instructions</text:p>
          </table:table-cell>
          <table:table-cell office:value-type="string">
            <text:p>Bit-Convert Instructions</text:p>
          </table:table-cell>
          <table:table-cell office:value-type="string">
            <text:p>Misc Instructions</text:p>
          </table:table-cell>
          <table:table-cell office:value-type="string">
            <text:p>Load/Store Instructions</text:p>
          </table:table-cell>
          <table:table-cell office:value-type="string">
            <text:p>FP Instructions(Single)</text:p>
          </table:table-cell>
          <table:table-cell office:value-type="string">
            <text:p>Integer Instructions</text:p>
          </table:table-cell>
          <table:table-cell office:value-type="string">
            <text:p>FP Instructions(Double)</text:p>
          </table:table-cell>
          <table:table-cell office:value-type="string">
            <text:p>Atomic Throughput(bytes/sec)</text:p>
          </table:table-cell>
          <table:table-cell office:value-type="string">
            <text:p>Eligible Warps Per Active Cycle</text:p>
          </table:table-cell>
          <table:table-cell office:value-type="string">
            <text:p>L2 Throughput (Atomic requests)(bytes/sec)</text:p>
          </table:table-cell>
          <table:table-cell office:value-type="string">
            <text:p>Non-Coherent Global Load Efficiency(%)</text:p>
          </table:table-cell>
          <table:table-cell office:value-type="string">
            <text:p>Non-Coherent Global Memory Load Throughput(bytes/sec)</text:p>
          </table:table-cell>
          <table:table-cell office:value-type="string">
            <text:p>Instructions Executed</text:p>
          </table:table-cell>
          <table:table-cell office:value-type="string">
            <text:p>Instructions Issued</text:p>
          </table:table-cell>
          <table:table-cell office:value-type="string">
            <text:p>Control-Flow Function Unit Utilization</text:p>
          </table:table-cell>
          <table:table-cell office:value-type="string">
            <text:p>Texture Function Unit Utilization</text:p>
          </table:table-cell>
          <table:table-cell office:value-type="string">
            <text:p>L2 Non-Coherent Read Transactions</text:p>
          </table:table-cell>
          <table:table-cell office:value-type="string">
            <text:p>Non-Coherent Global Hit Rate(%)</text:p>
          </table:table-cell>
          <table:table-cell office:value-type="string">
            <text:p>Issue Slots</text:p>
          </table:table-cell>
          <table:table-cell office:value-type="string">
            <text:p>L2 Throughput (Non-Coherent Reads)(bytes/sec)</text:p>
          </table:table-cell>
          <table:table-cell office:value-type="string">
            <text:p>L2 Cache Utilization</text:p>
          </table:table-cell>
          <table:table-cell office:value-type="string">
            <text:p>Texture Cache Utilization</text:p>
          </table:table-cell>
          <table:table-cell office:value-type="string">
            <text:p>Issue Stall Reasons (Other)(%)</text:p>
          </table:table-cell>
          <table:table-cell office:value-type="string">
            <text:p>L1/Shared Memory Utilization</text:p>
          </table:table-cell>
          <table:table-cell office:value-type="string">
            <text:p>Load/Store Function Unit Utilization</text:p>
          </table:table-cell>
          <table:table-cell office:value-type="string">
            <text:p>Arithmetic Function Unit Utilization</text:p>
          </table:table-cell>
          <table:table-cell office:value-type="string">
            <text:p>Device Memory Utilization</text:p>
          </table:table-cell>
          <table:table-cell office:value-type="string">
            <text:p>System Memory Utilization</text:p>
          </table:table-cell>
          <table:table-cell office:value-type="string">
            <text:p>Shared Memory Efficiency(%)</text:p>
          </table:table-cell>
          <table:table-cell office:value-type="string">
            <text:p>Local Memory Cache Replay Overhead</text:p>
          </table:table-cell>
          <table:table-cell office:value-type="string">
            <text:p>Global Memory Store Efficiency(%)</text:p>
          </table:table-cell>
          <table:table-cell office:value-type="string">
            <text:p>Global Memory Load Efficiency(%)</text:p>
          </table:table-cell>
          <table:table-cell office:value-type="string">
            <text:p>Device Memory Write Throughput(bytes/sec)</text:p>
          </table:table-cell>
          <table:table-cell office:value-type="string">
            <text:p>Device Memory Read Throughput(bytes/sec)</text:p>
          </table:table-cell>
          <table:table-cell office:value-type="string">
            <text:p>Global Load Throughput(bytes/sec)</text:p>
          </table:table-cell>
          <table:table-cell office:value-type="string">
            <text:p>Global Store Throughput(bytes/sec)</text:p>
          </table:table-cell>
          <table:table-cell office:value-type="string">
            <text:p>Warp Execution Efficiency(%)</text:p>
          </table:table-cell>
          <table:table-cell office:value-type="string">
            <text:p>Local Memory Overhead(%)</text:p>
          </table:table-cell>
          <table:table-cell office:value-type="string">
            <text:p>Issued IPC</text:p>
          </table:table-cell>
          <table:table-cell office:value-type="string">
            <text:p>Requested Non-Coherent Global Load Throughput(bytes/sec)</text:p>
          </table:table-cell>
          <table:table-cell office:value-type="string">
            <text:p>L2 Hit Rate (Texture Reads)(%)</text:p>
          </table:table-cell>
          <table:table-cell office:value-type="string">
            <text:p>L2 Hit Rate (L1 Reads)(%)</text:p>
          </table:table-cell>
          <table:table-cell office:value-type="string">
            <text:p>L2 Throughput (Texture Reads)(bytes/sec)</text:p>
          </table:table-cell>
          <table:table-cell office:value-type="string">
            <text:p>L2 Throughput (L1 Reads)(bytes/sec)</text:p>
          </table:table-cell>
          <table:table-cell office:value-type="string">
            <text:p>Shared Memory Load Transactions Per Request</text:p>
          </table:table-cell>
          <table:table-cell office:value-type="string">
            <text:p>Shared Memory Store Transactions Per Request</text:p>
          </table:table-cell>
          <table:table-cell office:value-type="string">
            <text:p>Global Load Transactions Per Request</text:p>
          </table:table-cell>
          <table:table-cell office:value-type="string">
            <text:p>Global Store Transactions Per Request</text:p>
          </table:table-cell>
          <table:table-cell office:value-type="string">
            <text:p>Instructions per warp</text:p>
          </table:table-cell>
          <table:table-cell office:value-type="string">
            <text:p>Issue Slot Utilization(%)</text:p>
          </table:table-cell>
          <table:table-cell office:value-type="string">
            <text:p>Local Memory Load Transactions Per Request</text:p>
          </table:table-cell>
          <table:table-cell office:value-type="string">
            <text:p>Local Memory Store Transactions Per Request</text:p>
          </table:table-cell>
          <table:table-cell office:value-type="string">
            <text:p>Global Load Transactions</text:p>
          </table:table-cell>
          <table:table-cell office:value-type="string">
            <text:p>Global Store Transactions</text:p>
          </table:table-cell>
          <table:table-cell office:value-type="string">
            <text:p>System Memory Read Transactions</text:p>
          </table:table-cell>
          <table:table-cell office:value-type="string">
            <text:p>System Memory Write Transactions</text:p>
          </table:table-cell>
          <table:table-cell office:value-type="string">
            <text:p>Local Load Transactions</text:p>
          </table:table-cell>
          <table:table-cell office:value-type="string">
            <text:p>Local Store Transactions</text:p>
          </table:table-cell>
          <table:table-cell office:value-type="string">
            <text:p>Shared Load Transactions</text:p>
          </table:table-cell>
          <table:table-cell office:value-type="string">
            <text:p>Shared Store Transactions</text:p>
          </table:table-cell>
          <table:table-cell office:value-type="string">
            <text:p>Shared Memory Load Throughput(bytes/sec)</text:p>
          </table:table-cell>
          <table:table-cell office:value-type="string">
            <text:p>Local Memory Store Throughput(bytes/sec)</text:p>
          </table:table-cell>
          <table:table-cell office:value-type="string">
            <text:p>Local Memory Load Throughput(bytes/sec)</text:p>
          </table:table-cell>
          <table:table-cell office:value-type="string">
            <text:p>L2 Write Transactions</text:p>
          </table:table-cell>
          <table:table-cell office:value-type="string">
            <text:p>L2 Read Transactions</text:p>
          </table:table-cell>
          <table:table-cell office:value-type="string">
            <text:p>Device Memory Write Transactions</text:p>
          </table:table-cell>
          <table:table-cell office:value-type="string">
            <text:p>Device Memory Read Transactions</text:p>
          </table:table-cell>
          <table:table-cell office:value-type="string">
            <text:p>Texture Cache Transactions</text:p>
          </table:table-cell>
          <table:table-cell office:value-type="string">
            <text:p>Executed Control-Flow Instructions</text:p>
          </table:table-cell>
          <table:table-cell office:value-type="string">
            <text:p>Issued Control-Flow Instructions</text:p>
          </table:table-cell>
          <table:table-cell office:value-type="string">
            <text:p>Warp Non-Predicated Execution Efficiency(%)</text:p>
          </table:table-cell>
          <table:table-cell office:value-type="string">
            <text:p>System Memory Write Throughput(bytes/sec)</text:p>
          </table:table-cell>
          <table:table-cell office:value-type="string">
            <text:p>System Memory Read Throughput(bytes/sec)</text:p>
          </table:table-cell>
          <table:table-cell office:value-type="string">
            <text:p>L2 Throughput (Writes)(bytes/sec)</text:p>
          </table:table-cell>
          <table:table-cell office:value-type="string">
            <text:p>L2 Throughput (Reads)(bytes/sec)</text:p>
          </table:table-cell>
          <table:table-cell office:value-type="string">
            <text:p>Shared Memory Store Throughput(bytes/sec)</text:p>
          </table:table-cell>
          <table:table-cell office:value-type="string">
            <text:p>Floating Point Operations(Double Precision)</text:p>
          </table:table-cell>
          <table:table-cell office:value-type="string">
            <text:p>L2 Throughput (L1 Writes)(bytes/sec)</text:p>
          </table:table-cell>
          <table:table-cell office:value-type="string">
            <text:p>Floating Point Operations(Double Precision Add)</text:p>
          </table:table-cell>
          <table:table-cell office:value-type="string">
            <text:p>L2 Transactions (Atomic requests)</text:p>
          </table:table-cell>
          <table:table-cell office:value-type="string">
            <text:p>L2 Write Transactions (L1 write requests)</text:p>
          </table:table-cell>
          <table:table-cell office:value-type="string">
            <text:p>Floating Point Operation(Single Precision Mul)</text:p>
          </table:table-cell>
          <table:table-cell office:value-type="string">
            <text:p>L2 Transactions (Texture Reads)</text:p>
          </table:table-cell>
          <table:table-cell office:value-type="string">
            <text:p>Floating Point Operations(Single Precision FMA)</text:p>
          </table:table-cell>
          <table:table-cell office:value-type="string">
            <text:p>Floating Point Operations(Single Precision)</text:p>
          </table:table-cell>
          <table:table-cell office:value-type="string">
            <text:p>L2 Read Transactions (L1 read requests)</text:p>
          </table:table-cell>
          <table:table-cell office:value-type="string">
            <text:p>Floating Point Operations(Single Precision Add)</text:p>
          </table:table-cell>
          <table:table-cell office:value-type="string">
            <text:p>Issued Load/Store Instructions</text:p>
          </table:table-cell>
          <table:table-cell office:value-type="string">
            <text:p>Executed Load/Store Instructions</text:p>
          </table:table-cell>
          <table:table-cell office:value-type="string">
            <text:p>Issue Stall Reasons (Texture)(%)</text:p>
          </table:table-cell>
          <table:table-cell office:value-type="string">
            <text:p>Issue Stall Reasons (Synchronization)(%)</text:p>
          </table:table-cell>
          <table:table-cell office:value-type="string">
            <text:p>Issue Stall Reasons (Execution Dependency)(%)</text:p>
          </table:table-cell>
          <table:table-cell office:value-type="string">
            <text:p>Issue Stall Reasons (Data Request)(%)</text:p>
          </table:table-cell>
          <table:table-cell office:value-type="string">
            <text:p>Floating Point Operations(Single Precision Special)</text:p>
          </table:table-cell>
          <table:table-cell office:value-type="string">
            <text:p>Issue Stall Reasons (Instructions Fetch)(%)</text:p>
          </table:table-cell>
          <table:table-cell office:value-type="string">
            <text:p>Floating Point Operations(Double Precision Mul)</text:p>
          </table:table-cell>
          <table:table-cell office:value-type="string">
            <text:p>Floating Point Operations(Double Precison FMA)</text:p>
          </table:table-cell>
          <table:table-cell office:value-type="string">
            <text:p>Atomic Transactions Per Request</text:p>
          </table:table-cell>
          <table:table-cell office:value-type="string">
            <text:p>Atomic Transactions</text:p>
          </table:table-cell>
          <table:table-cell office:value-type="string">
            <text:p>Atomic Replay Overhead</text:p>
          </table:table-cell>
          <table:table-cell office:value-type="string">
            <text:p>Inter-Thread Instructions</text:p>
          </table:table-cell>
          <table:table-cell office:value-type="string">
            <text:p>ECC Transactions</text:p>
          </table:table-cell>
          <table:table-cell office:value-type="string">
            <text:p>Issue Stall Reasons (Pipe Busy)(%)</text:p>
          </table:table-cell>
          <table:table-cell office:value-type="string">
            <text:p>ECC Throughput(bytes/sec)</text:p>
          </table:table-cell>
          <table:table-cell office:value-type="string">
            <text:p>FLOP Efficiency(Peak Single)(%)</text:p>
          </table:table-cell>
          <table:table-cell office:value-type="string">
            <text:p>Issue Stall Reasons (Immediate constant)(%)</text:p>
          </table:table-cell>
          <table:table-cell office:value-type="string">
            <text:p>Issue Stall Reasons (Memory Throttle)(%)</text:p>
          </table:table-cell>
          <table:table-cell office:value-type="string">
            <text:p>FLOP Efficiency(Peak Double)(%)</text:p>
          </table:table-cell>
          <table:table-cell office:value-type="string">
            <text:p>Issue Stall Reasons (Not Selected)(%)</text:p>
          </table:table-cell>
          <table:table-cell office:value-type="string">
            <text:p>L1 Local Hit Rate(%)</text:p>
          </table:table-cell>
          <table:table-cell office:value-type="string">
            <text:p>Multiprocessor Activity(%)</text:p>
          </table:table-cell>
          <table:table-cell office:value-type="string">
            <text:p>L1 Global Hit Rate(%)</text:p>
          </table:table-cell>
          <table:table-cell office:value-type="string">
            <text:p>Requested Global Load Throughput(bytes/sec)</text:p>
          </table:table-cell>
          <table:table-cell office:value-type="string">
            <text:p>Requested Global Store Throughput(bytes/sec)</text:p>
          </table:table-cell>
          <table:table-cell office:value-type="string">
            <text:p>Executed IPC</text:p>
          </table:table-cell>
          <table:table-cell office:value-type="string">
            <text:p>Achieved Occupancy</text:p>
          </table:table-cell>
          <table:table-cell office:value-type="string">
            <text:p>Instruction Replay Overhead</text:p>
          </table:table-cell>
          <table:table-cell office:value-type="string">
            <text:p>Shared Memory Replay Overhead</text:p>
          </table:table-cell>
          <table:table-cell office:value-type="string">
            <text:p>Texture Cache Hit Rate(%)</text:p>
          </table:table-cell>
          <table:table-cell office:value-type="string">
            <text:p>Texture Cache Throughput(bytes/sec)</text:p>
          </table:table-cell>
          <table:table-cell office:value-type="string">
            <text:p>Global Memory Replay Overhead</text:p>
          </table:table-cell>
          <table:table-cell office:value-type="string">
            <text:p>Global Memory Cache Replay Overhead</text:p>
          </table:table-cell>
          <table:table-cell table:number-columns-repeated="31"/>
        </table:table-row>
        <table:table-row table:style-name="ro1">
          <table:table-cell office:value-type="string">
            <text:p>Memcpy HtoD [sync]</text:p>
          </table:table-cell>
          <table:table-cell office:value-type="float" office:value="160971536">
            <text:p>160971536</text:p>
          </table:table-cell>
          <table:table-cell office:value-type="float" office:value="3648">
            <text:p>3648</text:p>
          </table:table-cell>
          <table:table-cell table:number-columns-repeated="9"/>
          <table:table-cell office:value-type="float" office:value="24576">
            <text:p>24576</text:p>
          </table:table-cell>
          <table:table-cell office:value-type="float" office:value="6736842105">
            <text:p>6736842105</text:p>
          </table:table-cell>
          <table:table-cell table:number-columns-repeated="153"/>
        </table:table-row>
        <table:table-row table:style-name="ro1">
          <table:table-cell office:value-type="string">
            <text:p>Memcpy HtoD [sync]</text:p>
          </table:table-cell>
          <table:table-cell office:value-type="float" office:value="164618039">
            <text:p>164618039</text:p>
          </table:table-cell>
          <table:table-cell office:value-type="float" office:value="170560">
            <text:p>170560</text:p>
          </table:table-cell>
          <table:table-cell table:number-columns-repeated="9"/>
          <table:table-cell office:value-type="float" office:value="2097152">
            <text:p>2097152</text:p>
          </table:table-cell>
          <table:table-cell office:value-type="float" office:value="12295684803">
            <text:p>12295684803</text:p>
          </table:table-cell>
          <table:table-cell table:number-columns-repeated="153"/>
        </table:table-row>
        <table:table-row table:style-name="ro1">
          <table:table-cell office:value-type="string">
            <text:p>Memcpy HtoD [sync]</text:p>
          </table:table-cell>
          <table:table-cell office:value-type="float" office:value="168161918">
            <text:p>168161918</text:p>
          </table:table-cell>
          <table:table-cell office:value-type="float" office:value="902882">
            <text:p>902882</text:p>
          </table:table-cell>
          <table:table-cell table:number-columns-repeated="9"/>
          <table:table-cell office:value-type="float" office:value="6220800">
            <text:p>6220800</text:p>
          </table:table-cell>
          <table:table-cell office:value-type="float" office:value="6889936890">
            <text:p>6889936890</text:p>
          </table:table-cell>
          <table:table-cell table:number-columns-repeated="153"/>
        </table:table-row>
        <table:table-row table:style-name="ro1">
          <table:table-cell office:value-type="string">
            <text:p>wbd::gpu::preprocess(float*, unsigned char*, unsigned int, unsigned int)</text:p>
          </table:table-cell>
          <table:table-cell office:value-type="float" office:value="169460224">
            <text:p>169460224</text:p>
          </table:table-cell>
          <table:table-cell office:value-type="float" office:value="118080">
            <text:p>118080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463904">
            <text:p>10463904</text:p>
          </table:table-cell>
          <table:table-cell office:value-type="float" office:value="6220800">
            <text:p>6220800</text:p>
          </table:table-cell>
          <table:table-cell office:value-type="float" office:value="18889376">
            <text:p>18889376</text:p>
          </table:table-cell>
          <table:table-cell office:value-type="float" office:value="8294400">
            <text:p>8294400</text:p>
          </table:table-cell>
          <table:table-cell office:value-type="float" office:value="27019936">
            <text:p>27019936</text:p>
          </table:table-cell>
          <table:table-cell office:value-type="float" office:value="33498080">
            <text:p>3349808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3">
            <text:p>423</text:p>
          </table:table-cell>
          <table:table-cell table:number-columns-repeated="3" office:value-type="float" office:value="0">
            <text:p>0</text:p>
          </table:table-cell>
          <table:table-cell office:value-type="float" office:value="3413142">
            <text:p>3413142</text:p>
          </table:table-cell>
          <table:table-cell office:value-type="float" office:value="4432444">
            <text:p>4432444</text:p>
          </table:table-cell>
          <table:table-cell office:value-type="string">
            <text:p>Low (1)</text:p>
          </table:table-cell>
          <table:table-cell office:value-type="string">
            <text:p>Idle</text:p>
          </table:table-cell>
          <table:table-cell table:number-columns-repeated="2" office:value-type="float" office:value="0">
            <text:p>0</text:p>
          </table:table-cell>
          <table:table-cell office:value-type="float" office:value="3873489">
            <text:p>3873489</text:p>
          </table:table-cell>
          <table:table-cell office:value-type="float" office:value="0">
            <text:p>0</text:p>
          </table:table-cell>
          <table:table-cell office:value-type="string">
            <text:p>Mid (4)</text:p>
          </table:table-cell>
          <table:table-cell office:value-type="string">
            <text:p>Idle</text:p>
          </table:table-cell>
          <table:table-cell office:value-type="float" office:value="3">
            <text:p>3</text:p>
          </table:table-cell>
          <table:table-cell office:value-type="float" office:value="699">
            <text:p>699</text:p>
          </table:table-cell>
          <table:table-cell office:value-type="string">
            <text:p>Low (1)</text:p>
          </table:table-cell>
          <table:table-cell table:number-columns-repeated="2" office:value-type="string">
            <text:p>Mid (5)</text:p>
          </table:table-cell>
          <table:table-cell office:value-type="string">
            <text:p>Mid (4)</text:p>
          </table:table-cell>
          <table:table-cell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4020043370">
            <text:p>74020043370</text:p>
          </table:table-cell>
          <table:table-cell office:value-type="float" office:value="55528025915">
            <text:p>55528025915</text:p>
          </table:table-cell>
          <table:table-cell office:value-type="float" office:value="222058416698">
            <text:p>222058416698</text:p>
          </table:table-cell>
          <table:table-cell office:value-type="float" office:value="74019472232">
            <text:p>74019472232</text:p>
          </table:table-cell>
          <table:table-cell office:value-type="float" office:value="99">
            <text:p>99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6">
            <text:p>726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22058416698">
            <text:p>22205841669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853">
            <text:p>853</text:p>
          </table:table-cell>
          <table:table-cell office:value-type="float" office:value="59">
            <text:p>59</text:p>
          </table:table-cell>
          <table:table-cell office:value-type="float" office:value="557">
            <text:p>557</text:p>
          </table:table-cell>
          <table:table-cell table:number-columns-repeated="2" office:value-type="float" office:value="0">
            <text:p>0</text:p>
          </table:table-cell>
          <table:table-cell office:value-type="float" office:value="486000">
            <text:p>486000</text:p>
          </table:table-cell>
          <table:table-cell office:value-type="float" office:value="129600">
            <text:p>129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59207">
            <text:p>259207</text:p>
          </table:table-cell>
          <table:table-cell office:value-type="float" office:value="777791">
            <text:p>777791</text:p>
          </table:table-cell>
          <table:table-cell office:value-type="float" office:value="259202">
            <text:p>259202</text:p>
          </table:table-cell>
          <table:table-cell office:value-type="float" office:value="194447">
            <text:p>194447</text:p>
          </table:table-cell>
          <table:table-cell office:value-type="float" office:value="0">
            <text:p>0</text:p>
          </table:table-cell>
          <table:table-cell office:value-type="float" office:value="476207">
            <text:p>476207</text:p>
          </table:table-cell>
          <table:table-cell office:value-type="float" office:value="483719">
            <text:p>483719</text:p>
          </table:table-cell>
          <table:table-cell office:value-type="float" office:value="95">
            <text:p>95</text:p>
          </table:table-cell>
          <table:table-cell office:value-type="float" office:value="574">
            <text:p>574</text:p>
          </table:table-cell>
          <table:table-cell office:value-type="float" office:value="285568">
            <text:p>285568</text:p>
          </table:table-cell>
          <table:table-cell office:value-type="float" office:value="0">
            <text:p>0</text:p>
          </table:table-cell>
          <table:table-cell office:value-type="float" office:value="74021471215">
            <text:p>74021471215</text:p>
          </table:table-cell>
          <table:table-cell office:value-type="float" office:value="222112960368">
            <text:p>222112960368</text:p>
          </table:table-cell>
          <table:table-cell table:number-columns-repeated="2" office:value-type="float" office:value="0">
            <text:p>0</text:p>
          </table:table-cell>
          <table:table-cell office:value-type="float" office:value="74019472232">
            <text:p>74019472232</text:p>
          </table:table-cell>
          <table:table-cell table:number-columns-repeated="2" office:value-type="float" office:value="0">
            <text:p>0</text:p>
          </table:table-cell>
          <table:table-cell office:value-type="float" office:value="259200">
            <text:p>259200</text:p>
          </table:table-cell>
          <table:table-cell office:value-type="float" office:value="2073600">
            <text:p>2073600</text:p>
          </table:table-cell>
          <table:table-cell office:value-type="float" office:value="0">
            <text:p>0</text:p>
          </table:table-cell>
          <table:table-cell office:value-type="float" office:value="20736000">
            <text:p>20736000</text:p>
          </table:table-cell>
          <table:table-cell office:value-type="float" office:value="43545600">
            <text:p>43545600</text:p>
          </table:table-cell>
          <table:table-cell office:value-type="float" office:value="777600">
            <text:p>777600</text:p>
          </table:table-cell>
          <table:table-cell office:value-type="float" office:value="0">
            <text:p>0</text:p>
          </table:table-cell>
          <table:table-cell office:value-type="float" office:value="798931">
            <text:p>798931</text:p>
          </table:table-cell>
          <table:table-cell office:value-type="float" office:value="259200">
            <text:p>259200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63">
            <text:p>563</text:p>
          </table:table-cell>
          <table:table-cell office:value-type="float" office:value="19">
            <text:p>19</text:p>
          </table:table-cell>
          <table:table-cell office:value-type="float" office:value="667">
            <text:p>667</text:p>
          </table:table-cell>
          <table:table-cell office:value-type="float" office:value="2073600">
            <text:p>2073600</text:p>
          </table:table-cell>
          <table:table-cell office:value-type="float" office:value="10">
            <text:p>10</text:p>
          </table:table-cell>
          <table:table-cell office:value-type="float" office:value="833">
            <text:p>833</text:p>
          </table:table-cell>
          <table:table-cell table:number-columns-repeated="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12">
            <text:p>12</text:p>
          </table:table-cell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55514604174">
            <text:p>55514604174</text:p>
          </table:table-cell>
          <table:table-cell office:value-type="float" office:value="74019472232">
            <text:p>74019472232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table:number-columns-repeated="4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string">
            <text:p>wbd::gpu::pyramid::createFirstPyramid(float*, float*, __int64, unsigned int, unsigned int, unsigned int, unsigned int, unsigned int, unsigned int)</text:p>
          </table:table-cell>
          <table:table-cell office:value-type="float" office:value="169585633">
            <text:p>169585633</text:p>
          </table:table-cell>
          <table:table-cell office:value-type="float" office:value="1835619">
            <text:p>1835619</text:p>
          </table:table-cell>
          <table:table-cell office:value-type="float" office:value="121">
            <text:p>12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76918542">
            <text:p>376918542</text:p>
          </table:table-cell>
          <table:table-cell office:value-type="float" office:value="274104156">
            <text:p>274104156</text:p>
          </table:table-cell>
          <table:table-cell office:value-type="float" office:value="326671660">
            <text:p>326671660</text:p>
          </table:table-cell>
          <table:table-cell office:value-type="float" office:value="47220986">
            <text:p>47220986</text:p>
          </table:table-cell>
          <table:table-cell office:value-type="float" office:value="968731968">
            <text:p>968731968</text:p>
          </table:table-cell>
          <table:table-cell office:value-type="float" office:value="988424410">
            <text:p>9884244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6">
            <text:p>956</text:p>
          </table:table-cell>
          <table:table-cell table:number-columns-repeated="3" office:value-type="float" office:value="0">
            <text:p>0</text:p>
          </table:table-cell>
          <table:table-cell office:value-type="float" office:value="96086130">
            <text:p>96086130</text:p>
          </table:table-cell>
          <table:table-cell office:value-type="float" office:value="97654711">
            <text:p>97654711</text:p>
          </table:table-cell>
          <table:table-cell office:value-type="string">
            <text:p>Low (2)</text:p>
          </table:table-cell>
          <table:table-cell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81370604">
            <text:p>81370604</text:p>
          </table:table-cell>
          <table:table-cell office:value-type="float" office:value="0">
            <text:p>0</text:p>
          </table:table-cell>
          <table:table-cell office:value-type="string">
            <text:p>Low (2)</text:p>
          </table:table-cell>
          <table:table-cell office:value-type="string">
            <text:p>Low (1)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table:number-columns-repeated="2" office:value-type="string">
            <text:p>Low (1)</text:p>
          </table:table-cell>
          <table:table-cell office:value-type="string">
            <text:p>Mid (6)</text:p>
          </table:table-cell>
          <table:table-cell office:value-type="string">
            <text:p>Mid (4)</text:p>
          </table:table-cell>
          <table:table-cell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2893741987">
            <text:p>62893741987</text:p>
          </table:table-cell>
          <table:table-cell office:value-type="float" office:value="41849855053">
            <text:p>41849855053</text:p>
          </table:table-cell>
          <table:table-cell office:value-type="float" office:value="0">
            <text:p>0</text:p>
          </table:table-cell>
          <table:table-cell office:value-type="float" office:value="62893741987">
            <text:p>62893741987</text:p>
          </table:table-cell>
          <table:table-cell office:value-type="float" office:value="99">
            <text:p>99</text:p>
          </table:table-cell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71393355379">
            <text:p>7139335537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888">
            <text:p>888</text:p>
          </table:table-cell>
          <table:table-cell office:value-type="float" office:value="76">
            <text:p>76</text:p>
          </table:table-cell>
          <table:table-cell office:value-type="float" office:value="763">
            <text:p>763</text:p>
          </table:table-cell>
          <table:table-cell table:number-columns-repeated="3" office:value-type="float" office:value="0">
            <text:p>0</text:p>
          </table:table-cell>
          <table:table-cell office:value-type="float" office:value="1560720">
            <text:p>15607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3121533">
            <text:p>3121533</text:p>
          </table:table-cell>
          <table:table-cell office:value-type="float" office:value="3544608">
            <text:p>3544608</text:p>
          </table:table-cell>
          <table:table-cell office:value-type="float" office:value="3121440">
            <text:p>3121440</text:p>
          </table:table-cell>
          <table:table-cell office:value-type="float" office:value="2077024">
            <text:p>2077024</text:p>
          </table:table-cell>
          <table:table-cell office:value-type="float" office:value="2443126">
            <text:p>2443126</text:p>
          </table:table-cell>
          <table:table-cell office:value-type="float" office:value="14757789">
            <text:p>14757789</text:p>
          </table:table-cell>
          <table:table-cell office:value-type="float" office:value="15087262">
            <text:p>15087262</text:p>
          </table:table-cell>
          <table:table-cell office:value-type="float" office:value="97">
            <text:p>97</text:p>
          </table:table-cell>
          <table:table-cell office:value-type="float" office:value="798">
            <text:p>798</text:p>
          </table:table-cell>
          <table:table-cell office:value-type="float" office:value="100744">
            <text:p>100744</text:p>
          </table:table-cell>
          <table:table-cell office:value-type="float" office:value="0">
            <text:p>0</text:p>
          </table:table-cell>
          <table:table-cell office:value-type="float" office:value="62895615840">
            <text:p>62895615840</text:p>
          </table:table-cell>
          <table:table-cell office:value-type="float" office:value="71420133335">
            <text:p>71420133335</text:p>
          </table:table-cell>
          <table:table-cell table:number-columns-repeated="2" office:value-type="float" office:value="0">
            <text:p>0</text:p>
          </table:table-cell>
          <table:table-cell office:value-type="float" office:value="62893741987">
            <text:p>62893741987</text:p>
          </table:table-cell>
          <table:table-cell table:number-columns-repeated="2" office:value-type="float" office:value="0">
            <text:p>0</text:p>
          </table:table-cell>
          <table:table-cell office:value-type="float" office:value="3121440">
            <text:p>3121440</text:p>
          </table:table-cell>
          <table:table-cell office:value-type="float" office:value="32013172">
            <text:p>32013172</text:p>
          </table:table-cell>
          <table:table-cell office:value-type="float" office:value="3543279">
            <text:p>3543279</text:p>
          </table:table-cell>
          <table:table-cell office:value-type="float" office:value="790952096">
            <text:p>790952096</text:p>
          </table:table-cell>
          <table:table-cell office:value-type="float" office:value="1613917364">
            <text:p>1613917364</text:p>
          </table:table-cell>
          <table:table-cell table:number-columns-repeated="2" office:value-type="float" office:value="0">
            <text:p>0</text:p>
          </table:table-cell>
          <table:table-cell office:value-type="float" office:value="2256180">
            <text:p>2256180</text:p>
          </table:table-cell>
          <table:table-cell office:value-type="float" office:value="1086959">
            <text:p>1086959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63">
            <text:p>863</text:p>
          </table:table-cell>
          <table:table-cell office:value-type="float" office:value="8">
            <text:p>8</text:p>
          </table:table-cell>
          <table:table-cell office:value-type="float" office:value="353">
            <text:p>353</text:p>
          </table:table-cell>
          <table:table-cell office:value-type="float" office:value="120719092">
            <text:p>120719092</text:p>
          </table:table-cell>
          <table:table-cell office:value-type="float" office:value="31">
            <text:p>31</text:p>
          </table:table-cell>
          <table:table-cell office:value-type="float" office:value="799">
            <text:p>799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751">
            <text:p>751</text:p>
          </table:table-cell>
          <table:table-cell table:number-columns-repeated="2" office:value-type="float" office:value="0">
            <text:p>0</text:p>
          </table:table-cell>
          <table:table-cell office:value-type="float" office:value="62893741987">
            <text:p>62893741987</text:p>
          </table:table-cell>
          <table:table-cell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557">
            <text:p>557</text:p>
          </table:table-cell>
          <table:table-cell office:value-type="float" office:value="49226426356">
            <text:p>492264263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wbd::gpu::pyramid::createPyramidFromPyramid(float*, float*, __int64, unsigned int, unsigned int, unsigned int, unsigned int, unsigned int)</text:p>
          </table:table-cell>
          <table:table-cell office:value-type="float" office:value="171423524">
            <text:p>171423524</text:p>
          </table:table-cell>
          <table:table-cell office:value-type="float" office:value="271328">
            <text:p>271328</text:p>
          </table:table-cell>
          <table:table-cell office:value-type="float" office:value="61">
            <text:p>61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250368">
            <text:p>3250368</text:p>
          </table:table-cell>
          <table:table-cell office:value-type="float" office:value="6241920">
            <text:p>6241920</text:p>
          </table:table-cell>
          <table:table-cell office:value-type="float" office:value="15928320">
            <text:p>15928320</text:p>
          </table:table-cell>
          <table:table-cell office:value-type="float" office:value="12484800">
            <text:p>12484800</text:p>
          </table:table-cell>
          <table:table-cell office:value-type="float" office:value="6241920">
            <text:p>6241920</text:p>
          </table:table-cell>
          <table:table-cell office:value-type="float" office:value="31468416">
            <text:p>31468416</text:p>
          </table:table-cell>
          <table:table-cell table:number-columns-repeated="3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2460912">
            <text:p>2460912</text:p>
          </table:table-cell>
          <table:table-cell office:value-type="float" office:value="2852414">
            <text:p>2852414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2657294">
            <text:p>2657294</text:p>
          </table:table-cell>
          <table:table-cell office:value-type="float" office:value="0">
            <text:p>0</text:p>
          </table:table-cell>
          <table:table-cell office:value-type="string">
            <text:p>Mid (4)</text:p>
          </table:table-cell>
          <table:table-cell office:value-type="string">
            <text:p>Low (1)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  <table:table-cell office:value-type="string">
            <text:p>Low (1)</text:p>
          </table:table-cell>
          <table:table-cell table:number-columns-repeated="2" office:value-type="string">
            <text:p>Low (2)</text:p>
          </table:table-cell>
          <table:table-cell office:value-type="string">
            <text:p>High (9)</text:p>
          </table:table-cell>
          <table:table-cell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3548117813">
            <text:p>93548117813</text:p>
          </table:table-cell>
          <table:table-cell office:value-type="float" office:value="187069139031">
            <text:p>187069139031</text:p>
          </table:table-cell>
          <table:table-cell office:value-type="float" office:value="0">
            <text:p>0</text:p>
          </table:table-cell>
          <table:table-cell office:value-type="float" office:value="93547997916">
            <text:p>9354799791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233054579107">
            <text:p>23305457910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  <table:table-cell office:value-type="float" office:value="722">
            <text:p>722</text:p>
          </table:table-cell>
          <table:table-cell table:number-columns-repeated="3" office:value-type="float" office:value="0">
            <text:p>0</text:p>
          </table:table-cell>
          <table:table-cell office:value-type="float" office:value="390120">
            <text:p>390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780247">
            <text:p>780247</text:p>
          </table:table-cell>
          <table:table-cell office:value-type="float" office:value="1943917">
            <text:p>1943917</text:p>
          </table:table-cell>
          <table:table-cell office:value-type="float" office:value="780241">
            <text:p>780241</text:p>
          </table:table-cell>
          <table:table-cell office:value-type="float" office:value="1560256">
            <text:p>1560256</text:p>
          </table:table-cell>
          <table:table-cell office:value-type="float" office:value="780236">
            <text:p>780236</text:p>
          </table:table-cell>
          <table:table-cell table:number-columns-repeated="2" office:value-type="float" office:value="296664">
            <text:p>296664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float" office:value="599482">
            <text:p>599482</text:p>
          </table:table-cell>
          <table:table-cell office:value-type="float" office:value="0">
            <text:p>0</text:p>
          </table:table-cell>
          <table:table-cell office:value-type="float" office:value="93548837191">
            <text:p>93548837191</text:p>
          </table:table-cell>
          <table:table-cell office:value-type="float" office:value="233068726887">
            <text:p>233068726887</text:p>
          </table:table-cell>
          <table:table-cell table:number-columns-repeated="2" office:value-type="float" office:value="0">
            <text:p>0</text:p>
          </table:table-cell>
          <table:table-cell office:value-type="float" office:value="93547997916">
            <text:p>93547997916</text:p>
          </table:table-cell>
          <table:table-cell table:number-columns-repeated="2" office:value-type="float" office:value="0">
            <text:p>0</text:p>
          </table:table-cell>
          <table:table-cell office:value-type="float" office:value="780240">
            <text:p>780240</text:p>
          </table:table-cell>
          <table:table-cell office:value-type="float" office:value="0">
            <text:p>0</text:p>
          </table:table-cell>
          <table:table-cell office:value-type="float" office:value="1943799">
            <text:p>1943799</text:p>
          </table:table-cell>
          <table:table-cell office:value-type="float" office:value="0">
            <text:p>0</text:p>
          </table:table-cell>
          <table:table-cell office:value-type="float" office:value="6241920">
            <text:p>6241920</text:p>
          </table:table-cell>
          <table:table-cell office:value-type="float" office:value="0">
            <text:p>0</text:p>
          </table:table-cell>
          <table:table-cell office:value-type="float" office:value="6241920">
            <text:p>6241920</text:p>
          </table:table-cell>
          <table:table-cell office:value-type="float" office:value="582233">
            <text:p>582233</text:p>
          </table:table-cell>
          <table:table-cell office:value-type="float" office:value="292680">
            <text:p>292680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07">
            <text:p>807</text:p>
          </table:table-cell>
          <table:table-cell office:value-type="float" office:value="86">
            <text:p>86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table:number-columns-repeated="8" office:value-type="float" office:value="0">
            <text:p>0</text:p>
          </table:table-cell>
          <table:table-cell office:value-type="float" office:value="481">
            <text:p>481</text:p>
          </table:table-cell>
          <table:table-cell table:number-columns-repeated="2"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661">
            <text:p>661</text:p>
          </table:table-cell>
          <table:table-cell table:number-columns-repeated="2" office:value-type="float" office:value="0">
            <text:p>0</text:p>
          </table:table-cell>
          <table:table-cell office:value-type="float" office:value="93547997916">
            <text:p>93547997916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79">
            <text:p>579</text:p>
          </table:table-cell>
          <table:table-cell office:value-type="float" office:value="93547518331">
            <text:p>9354751833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wbd::gpu::pyramid::createPyramidFromPyramid(float*, float*, __int64, unsigned int, unsigned int, unsigned int, unsigned int, unsigned int)</text:p>
          </table:table-cell>
          <table:table-cell office:value-type="float" office:value="171696836">
            <text:p>171696836</text:p>
          </table:table-cell>
          <table:table-cell office:value-type="float" office:value="68161">
            <text:p>68161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839424">
            <text:p>839424</text:p>
          </table:table-cell>
          <table:table-cell office:value-type="float" office:value="1559040">
            <text:p>1559040</text:p>
          </table:table-cell>
          <table:table-cell office:value-type="float" office:value="4047360">
            <text:p>4047360</text:p>
          </table:table-cell>
          <table:table-cell office:value-type="float" office:value="3118080">
            <text:p>3118080</text:p>
          </table:table-cell>
          <table:table-cell office:value-type="float" office:value="1559040">
            <text:p>1559040</text:p>
          </table:table-cell>
          <table:table-cell office:value-type="float" office:value="7915008">
            <text:p>7915008</text:p>
          </table:table-cell>
          <table:table-cell table:number-columns-repeated="3" office:value-type="float" office:value="0">
            <text:p>0</text:p>
          </table:table-cell>
          <table:table-cell office:value-type="float" office:value="937">
            <text:p>937</text:p>
          </table:table-cell>
          <table:table-cell table:number-columns-repeated="3" office:value-type="float" office:value="0">
            <text:p>0</text:p>
          </table:table-cell>
          <table:table-cell office:value-type="float" office:value="619296">
            <text:p>619296</text:p>
          </table:table-cell>
          <table:table-cell office:value-type="float" office:value="718935">
            <text:p>718935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670215">
            <text:p>670215</text:p>
          </table:table-cell>
          <table:table-cell office:value-type="float" office:value="0">
            <text:p>0</text:p>
          </table:table-cell>
          <table:table-cell office:value-type="string">
            <text:p>Mid (4)</text:p>
          </table:table-cell>
          <table:table-cell office:value-type="string">
            <text:p>Low (1)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string">
            <text:p>Low (1)</text:p>
          </table:table-cell>
          <table:table-cell table:number-columns-repeated="2" office:value-type="string">
            <text:p>Low (2)</text:p>
          </table:table-cell>
          <table:table-cell office:value-type="string">
            <text:p>High (9)</text:p>
          </table:table-cell>
          <table:table-cell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0660308783">
            <text:p>90660308783</text:p>
          </table:table-cell>
          <table:table-cell office:value-type="float" office:value="181272235629">
            <text:p>181272235629</text:p>
          </table:table-cell>
          <table:table-cell office:value-type="float" office:value="0">
            <text:p>0</text:p>
          </table:table-cell>
          <table:table-cell office:value-type="float" office:value="90660308783">
            <text:p>9066030878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225070450382">
            <text:p>22507045038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82">
            <text:p>482</text:p>
          </table:table-cell>
          <table:table-cell office:value-type="float" office:value="14">
            <text:p>14</text:p>
          </table:table-cell>
          <table:table-cell office:value-type="float" office:value="758">
            <text:p>758</text:p>
          </table:table-cell>
          <table:table-cell table:number-columns-repeated="3" office:value-type="float" office:value="0">
            <text:p>0</text:p>
          </table:table-cell>
          <table:table-cell office:value-type="float" office:value="97440">
            <text:p>974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94886">
            <text:p>194886</text:p>
          </table:table-cell>
          <table:table-cell office:value-type="float" office:value="483921">
            <text:p>483921</text:p>
          </table:table-cell>
          <table:table-cell office:value-type="float" office:value="194880">
            <text:p>194880</text:p>
          </table:table-cell>
          <table:table-cell office:value-type="float" office:value="389656">
            <text:p>389656</text:p>
          </table:table-cell>
          <table:table-cell office:value-type="float" office:value="194880">
            <text:p>194880</text:p>
          </table:table-cell>
          <table:table-cell table:number-columns-repeated="2" office:value-type="float" office:value="74952">
            <text:p>74952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2326054">
            <text:p>2326054</text:p>
          </table:table-cell>
          <table:table-cell office:value-type="float" office:value="0">
            <text:p>0</text:p>
          </table:table-cell>
          <table:table-cell office:value-type="float" office:value="90663100049">
            <text:p>90663100049</text:p>
          </table:table-cell>
          <table:table-cell office:value-type="float" office:value="225125345273">
            <text:p>225125345273</text:p>
          </table:table-cell>
          <table:table-cell table:number-columns-repeated="2" office:value-type="float" office:value="0">
            <text:p>0</text:p>
          </table:table-cell>
          <table:table-cell office:value-type="float" office:value="90660308783">
            <text:p>90660308783</text:p>
          </table:table-cell>
          <table:table-cell table:number-columns-repeated="2" office:value-type="float" office:value="0">
            <text:p>0</text:p>
          </table:table-cell>
          <table:table-cell office:value-type="float" office:value="194880">
            <text:p>194880</text:p>
          </table:table-cell>
          <table:table-cell office:value-type="float" office:value="0">
            <text:p>0</text:p>
          </table:table-cell>
          <table:table-cell office:value-type="float" office:value="483803">
            <text:p>483803</text:p>
          </table:table-cell>
          <table:table-cell office:value-type="float" office:value="0">
            <text:p>0</text:p>
          </table:table-cell>
          <table:table-cell office:value-type="float" office:value="1559040">
            <text:p>1559040</text:p>
          </table:table-cell>
          <table:table-cell office:value-type="float" office:value="0">
            <text:p>0</text:p>
          </table:table-cell>
          <table:table-cell office:value-type="float" office:value="1559040">
            <text:p>1559040</text:p>
          </table:table-cell>
          <table:table-cell office:value-type="float" office:value="145490">
            <text:p>145490</text:p>
          </table:table-cell>
          <table:table-cell office:value-type="float" office:value="73080">
            <text:p>73080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11">
            <text:p>911</text:p>
          </table:table-cell>
          <table:table-cell office:value-type="float" office:value="84">
            <text:p>84</text:p>
          </table:table-cell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table:number-columns-repeated="8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885">
            <text:p>885</text:p>
          </table:table-cell>
          <table:table-cell table:number-columns-repeated="2" office:value-type="float" office:value="0">
            <text:p>0</text:p>
          </table:table-cell>
          <table:table-cell office:value-type="float" office:value="90660308783">
            <text:p>90660308783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57">
            <text:p>657</text:p>
          </table:table-cell>
          <table:table-cell office:value-type="float" office:value="90660308783">
            <text:p>9066030878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wbd::gpu::pyramid::createPyramidFromPyramid(float*, float*, __int64, unsigned int, unsigned int, unsigned int, unsigned int, unsigned int)</text:p>
          </table:table-cell>
          <table:table-cell office:value-type="float" office:value="171766949">
            <text:p>171766949</text:p>
          </table:table-cell>
          <table:table-cell office:value-type="float" office:value="18080">
            <text:p>18080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23392">
            <text:p>223392</text:p>
          </table:table-cell>
          <table:table-cell office:value-type="float" office:value="388800">
            <text:p>388800</text:p>
          </table:table-cell>
          <table:table-cell office:value-type="float" office:value="1044480">
            <text:p>1044480</text:p>
          </table:table-cell>
          <table:table-cell office:value-type="float" office:value="777600">
            <text:p>777600</text:p>
          </table:table-cell>
          <table:table-cell office:value-type="float" office:value="388800">
            <text:p>388800</text:p>
          </table:table-cell>
          <table:table-cell office:value-type="float" office:value="2001984">
            <text:p>20019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56858">
            <text:p>156858</text:p>
          </table:table-cell>
          <table:table-cell office:value-type="float" office:value="183505">
            <text:p>183505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71355">
            <text:p>171355</text:p>
          </table:table-cell>
          <table:table-cell office:value-type="float" office:value="0">
            <text:p>0</text:p>
          </table:table-cell>
          <table:table-cell office:value-type="string">
            <text:p>Mid (4)</text:p>
          </table:table-cell>
          <table:table-cell office:value-type="string">
            <text:p>Low (1)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office:value-type="string">
            <text:p>Low (1)</text:p>
          </table:table-cell>
          <table:table-cell table:number-columns-repeated="2" office:value-type="string">
            <text:p>Low (2)</text:p>
          </table:table-cell>
          <table:table-cell office:value-type="string">
            <text:p>High (8)</text:p>
          </table:table-cell>
          <table:table-cell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1457288011">
            <text:p>81457288011</text:p>
          </table:table-cell>
          <table:table-cell office:value-type="float" office:value="162820719635">
            <text:p>162820719635</text:p>
          </table:table-cell>
          <table:table-cell office:value-type="float" office:value="0">
            <text:p>0</text:p>
          </table:table-cell>
          <table:table-cell office:value-type="float" office:value="81453935997">
            <text:p>814539359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 office:value-type="float" office:value="200795684282">
            <text:p>20079568428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24300">
            <text:p>24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48611">
            <text:p>48611</text:p>
          </table:table-cell>
          <table:table-cell office:value-type="float" office:value="119926">
            <text:p>119926</text:p>
          </table:table-cell>
          <table:table-cell office:value-type="float" office:value="48602">
            <text:p>48602</text:p>
          </table:table-cell>
          <table:table-cell office:value-type="float" office:value="97148">
            <text:p>97148</text:p>
          </table:table-cell>
          <table:table-cell office:value-type="float" office:value="48592">
            <text:p>48592</text:p>
          </table:table-cell>
          <table:table-cell table:number-columns-repeated="2" office:value-type="float" office:value="19131">
            <text:p>19131</text:p>
          </table:table-cell>
          <table:table-cell office:value-type="float" office:value="96">
            <text:p>96</text:p>
          </table:table-cell>
          <table:table-cell office:value-type="float" office:value="127">
            <text:p>127</text:p>
          </table:table-cell>
          <table:table-cell office:value-type="float" office:value="6704027">
            <text:p>6704027</text:p>
          </table:table-cell>
          <table:table-cell office:value-type="float" office:value="0">
            <text:p>0</text:p>
          </table:table-cell>
          <table:table-cell office:value-type="float" office:value="81472372073">
            <text:p>81472372073</text:p>
          </table:table-cell>
          <table:table-cell office:value-type="float" office:value="200996805111">
            <text:p>200996805111</text:p>
          </table:table-cell>
          <table:table-cell table:number-columns-repeated="2" office:value-type="float" office:value="0">
            <text:p>0</text:p>
          </table:table-cell>
          <table:table-cell office:value-type="float" office:value="81453935997">
            <text:p>81453935997</text:p>
          </table:table-cell>
          <table:table-cell table:number-columns-repeated="2" office:value-type="float" office:value="0">
            <text:p>0</text:p>
          </table:table-cell>
          <table:table-cell office:value-type="float" office:value="48600">
            <text:p>48600</text:p>
          </table:table-cell>
          <table:table-cell office:value-type="float" office:value="0">
            <text:p>0</text:p>
          </table:table-cell>
          <table:table-cell office:value-type="float" office:value="119806">
            <text:p>119806</text:p>
          </table:table-cell>
          <table:table-cell office:value-type="float" office:value="0">
            <text:p>0</text:p>
          </table:table-cell>
          <table:table-cell office:value-type="float" office:value="388800">
            <text:p>388800</text:p>
          </table:table-cell>
          <table:table-cell office:value-type="float" office:value="0">
            <text:p>0</text:p>
          </table:table-cell>
          <table:table-cell office:value-type="float" office:value="388800">
            <text:p>388800</text:p>
          </table:table-cell>
          <table:table-cell office:value-type="float" office:value="36289">
            <text:p>36289</text:p>
          </table:table-cell>
          <table:table-cell office:value-type="float" office:value="18225">
            <text:p>18225</text:p>
          </table:table-cell>
          <table:table-cell office:value-type="float" office:value="0">
            <text:p>0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81453935997">
            <text:p>81453935997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789">
            <text:p>789</text:p>
          </table:table-cell>
          <table:table-cell office:value-type="float" office:value="81440527942">
            <text:p>81440527942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167"/>
        </table:table-row>
        <table:table-row table:style-name="ro1">
          <table:table-cell office:value-type="string">
            <text:p>wbd::gpu::detection::atomicglobal::detectSurvivorsInit(__int64, __int64, unsigned int, unsigned int, wbd::SurvivorData*, unsigned int*, unsigned short)</text:p>
          </table:table-cell>
          <table:table-cell office:value-type="float" office:value="171795589">
            <text:p>171795589</text:p>
          </table:table-cell>
          <table:table-cell office:value-type="float" office:value="3812711">
            <text:p>3812711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48641718">
            <text:p>48641718</text:p>
          </table:table-cell>
          <table:table-cell office:value-type="float" office:value="136444042">
            <text:p>136444042</text:p>
          </table:table-cell>
          <table:table-cell office:value-type="float" office:value="468998780">
            <text:p>468998780</text:p>
          </table:table-cell>
          <table:table-cell office:value-type="float" office:value="473135024">
            <text:p>473135024</text:p>
          </table:table-cell>
          <table:table-cell office:value-type="float" office:value="376753696">
            <text:p>376753696</text:p>
          </table:table-cell>
          <table:table-cell office:value-type="float" office:value="494157280">
            <text:p>494157280</text:p>
          </table:table-cell>
          <table:table-cell office:value-type="float" office:value="0">
            <text:p>0</text:p>
          </table:table-cell>
          <table:table-cell office:value-type="float" office:value="391481223193">
            <text:p>391481223193</text:p>
          </table:table-cell>
          <table:table-cell office:value-type="float" office:value="4">
            <text:p>4</text:p>
          </table:table-cell>
          <table:table-cell office:value-type="float" office:value="538">
            <text:p>538</text:p>
          </table:table-cell>
          <table:table-cell office:value-type="float" office:value="20177658640">
            <text:p>20177658640</text:p>
          </table:table-cell>
          <table:table-cell table:number-columns-repeated="2" office:value-type="float" office:value="0">
            <text:p>0</text:p>
          </table:table-cell>
          <table:table-cell office:value-type="float" office:value="67486523">
            <text:p>67486523</text:p>
          </table:table-cell>
          <table:table-cell office:value-type="float" office:value="100802600">
            <text:p>100802600</text:p>
          </table:table-cell>
          <table:table-cell office:value-type="string">
            <text:p>Low (1)</text:p>
          </table:table-cell>
          <table:table-cell office:value-type="string">
            <text:p>Low (3)</text:p>
          </table:table-cell>
          <table:table-cell table:number-columns-repeated="2" office:value-type="float" office:value="0">
            <text:p>0</text:p>
          </table:table-cell>
          <table:table-cell office:value-type="float" office:value="85575946">
            <text:p>85575946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ow (3)</text:p>
          </table:table-cell>
          <table:table-cell office:value-type="float" office:value="2">
            <text:p>2</text:p>
          </table:table-cell>
          <table:table-cell office:value-type="float" office:value="528">
            <text:p>528</text:p>
          </table:table-cell>
          <table:table-cell office:value-type="string">
            <text:p>Low (1)</text:p>
          </table:table-cell>
          <table:table-cell office:value-type="string">
            <text:p>Mid (6)</text:p>
          </table:table-cell>
          <table:table-cell office:value-type="string">
            <text:p>Low (3)</text:p>
          </table:table-cell>
          <table:table-cell office:value-type="string">
            <text:p>Low (2)</text:p>
          </table:table-cell>
          <table:table-cell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42839562207">
            <text:p>42839562207</text:p>
          </table:table-cell>
          <table:table-cell office:value-type="float" office:value="22029510097">
            <text:p>22029510097</text:p>
          </table:table-cell>
          <table:table-cell office:value-type="float" office:value="0">
            <text:p>0</text:p>
          </table:table-cell>
          <table:table-cell office:value-type="float" office:value="55953603088">
            <text:p>55953603088</text:p>
          </table:table-cell>
          <table:table-cell office:value-type="float" office:value="94">
            <text:p>94</text:p>
          </table:table-cell>
          <table:table-cell office:value-type="float" office:value="583">
            <text:p>583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48055787836">
            <text:p>148055787836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114">
            <text:p>114</text:p>
          </table:table-cell>
          <table:table-cell office:value-type="float" office:value="513">
            <text:p>513</text:p>
          </table:table-cell>
          <table:table-cell office:value-type="float" office:value="37">
            <text:p>37</text:p>
          </table:table-cell>
          <table:table-cell office:value-type="float" office:value="459">
            <text:p>459</text:p>
          </table:table-cell>
          <table:table-cell table:number-columns-repeated="3" office:value-type="float" office:value="0">
            <text:p>0</text:p>
          </table:table-cell>
          <table:table-cell office:value-type="float" office:value="5921503">
            <text:p>592150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8467546">
            <text:p>8467546</text:p>
          </table:table-cell>
          <table:table-cell office:value-type="float" office:value="17737856">
            <text:p>17737856</text:p>
          </table:table-cell>
          <table:table-cell office:value-type="float" office:value="4512765">
            <text:p>4512765</text:p>
          </table:table-cell>
          <table:table-cell office:value-type="float" office:value="2320612">
            <text:p>2320612</text:p>
          </table:table-cell>
          <table:table-cell office:value-type="float" office:value="46245780">
            <text:p>46245780</text:p>
          </table:table-cell>
          <table:table-cell office:value-type="float" office:value="12270216">
            <text:p>12270216</text:p>
          </table:table-cell>
          <table:table-cell office:value-type="float" office:value="13980301">
            <text:p>13980301</text:p>
          </table:table-cell>
          <table:table-cell office:value-type="float" office:value="92">
            <text:p>92</text:p>
          </table:table-cell>
          <table:table-cell office:value-type="float" office:value="976">
            <text:p>976</text:p>
          </table:table-cell>
          <table:table-cell office:value-type="float" office:value="37971">
            <text:p>37971</text:p>
          </table:table-cell>
          <table:table-cell office:value-type="float" office:value="0">
            <text:p>0</text:p>
          </table:table-cell>
          <table:table-cell office:value-type="float" office:value="80382196638">
            <text:p>80382196638</text:p>
          </table:table-cell>
          <table:table-cell office:value-type="float" office:value="168385011305">
            <text:p>168385011305</text:p>
          </table:table-cell>
          <table:table-cell table:number-columns-repeated="2" office:value-type="float" office:value="0">
            <text:p>0</text:p>
          </table:table-cell>
          <table:table-cell office:value-type="float" office:value="60212084912">
            <text:p>60212084912</text:p>
          </table:table-cell>
          <table:table-cell office:value-type="float" office:value="0">
            <text:p>0</text:p>
          </table:table-cell>
          <table:table-cell office:value-type="float" office:value="4251072">
            <text:p>4251072</text:p>
          </table:table-cell>
          <table:table-cell office:value-type="float" office:value="6342805">
            <text:p>6342805</text:p>
          </table:table-cell>
          <table:table-cell office:value-type="float" office:value="0">
            <text:p>0</text:p>
          </table:table-cell>
          <table:table-cell office:value-type="float" office:value="15596354">
            <text:p>15596354</text:p>
          </table:table-cell>
          <table:table-cell office:value-type="float" office:value="36970716">
            <text:p>36970716</text:p>
          </table:table-cell>
          <table:table-cell office:value-type="float" office:value="240309654">
            <text:p>240309654</text:p>
          </table:table-cell>
          <table:table-cell office:value-type="float" office:value="0">
            <text:p>0</text:p>
          </table:table-cell>
          <table:table-cell office:value-type="float" office:value="166368222">
            <text:p>166368222</text:p>
          </table:table-cell>
          <table:table-cell office:value-type="float" office:value="35778530">
            <text:p>35778530</text:p>
          </table:table-cell>
          <table:table-cell office:value-type="float" office:value="7186960">
            <text:p>7186960</text:p>
          </table:table-cell>
          <table:table-cell office:value-type="float" office:value="4">
            <text:p>4</text:p>
          </table:table-cell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  <table:table-cell office:value-type="float" office:value="10309762">
            <text:p>1030976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566621990">
            <text:p>756662199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311">
            <text:p>311</text:p>
          </table:table-cell>
          <table:table-cell office:value-type="float" office:value="439010001441">
            <text:p>43901000144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wbd::gpu::detection::atomicglobal::detectSurvivors(__int64, __int64, wbd::SurvivorData*, wbd::SurvivorData*, unsigned int const *, unsigned int*, unsigned short, unsigned short)</text:p>
          </table:table-cell>
          <table:table-cell office:value-type="float" office:value="175614540">
            <text:p>175614540</text:p>
          </table:table-cell>
          <table:table-cell office:value-type="float" office:value="5765611">
            <text:p>5765611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7205357">
            <text:p>37205357</text:p>
          </table:table-cell>
          <table:table-cell office:value-type="float" office:value="61348501">
            <text:p>61348501</text:p>
          </table:table-cell>
          <table:table-cell office:value-type="float" office:value="270724028">
            <text:p>270724028</text:p>
          </table:table-cell>
          <table:table-cell office:value-type="float" office:value="297616332">
            <text:p>297616332</text:p>
          </table:table-cell>
          <table:table-cell office:value-type="float" office:value="195690275">
            <text:p>195690275</text:p>
          </table:table-cell>
          <table:table-cell office:value-type="float" office:value="273370737">
            <text:p>273370737</text:p>
          </table:table-cell>
          <table:table-cell office:value-type="float" office:value="0">
            <text:p>0</text:p>
          </table:table-cell>
          <table:table-cell office:value-type="float" office:value="2994082200">
            <text:p>2994082200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745970076">
            <text:p>745970076</text:p>
          </table:table-cell>
          <table:table-cell table:number-columns-repeated="2" office:value-type="float" office:value="0">
            <text:p>0</text:p>
          </table:table-cell>
          <table:table-cell office:value-type="float" office:value="51214744">
            <text:p>51214744</text:p>
          </table:table-cell>
          <table:table-cell office:value-type="float" office:value="56951307">
            <text:p>56951307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44202629">
            <text:p>44202629</text:p>
          </table:table-cell>
          <table:table-cell office:value-type="float" office:value="0">
            <text:p>0</text:p>
          </table:table-cell>
          <table:table-cell office:value-type="string">
            <text:p>High (7)</text:p>
          </table:table-cell>
          <table:table-cell office:value-type="string">
            <text:p>Low (1)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table:number-columns-repeated="2" office:value-type="string">
            <text:p>Low (1)</text:p>
          </table:table-cell>
          <table:table-cell office:value-type="string">
            <text:p>Low (2)</text:p>
          </table:table-cell>
          <table:table-cell office:value-type="string">
            <text:p>Low (1)</text:p>
          </table:table-cell>
          <table:table-cell office:value-type="string">
            <text:p>Idle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423">
            <text:p>423</text:p>
          </table:table-cell>
          <table:table-cell office:value-type="float" office:value="498505678">
            <text:p>498505678</text:p>
          </table:table-cell>
          <table:table-cell office:value-type="float" office:value="26632067310">
            <text:p>26632067310</text:p>
          </table:table-cell>
          <table:table-cell office:value-type="float" office:value="18880816276">
            <text:p>18880816276</text:p>
          </table:table-cell>
          <table:table-cell office:value-type="float" office:value="1626387451">
            <text:p>1626387451</text:p>
          </table:table-cell>
          <table:table-cell office:value-type="float" office:value="69">
            <text:p>69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71">
            <text:p>971</text:p>
          </table:table-cell>
          <table:table-cell office:value-type="float" office:value="73">
            <text:p>73</text:p>
          </table:table-cell>
          <table:table-cell office:value-type="float" office:value="739">
            <text:p>739</text:p>
          </table:table-cell>
          <table:table-cell office:value-type="float" office:value="538491697935">
            <text:p>538491697935</text:p>
          </table:table-cell>
          <table:table-cell office:value-type="float" office:value="18880816276">
            <text:p>1888081627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86">
            <text:p>86</text:p>
          </table:table-cell>
          <table:table-cell office:value-type="float" office:value="902">
            <text:p>902</text:p>
          </table:table-cell>
          <table:table-cell office:value-type="float" office:value="12">
            <text:p>12</text:p>
          </table:table-cell>
          <table:table-cell office:value-type="float" office:value="567">
            <text:p>567</text:p>
          </table:table-cell>
          <table:table-cell table:number-columns-repeated="2" office:value-type="float" office:value="0">
            <text:p>0</text:p>
          </table:table-cell>
          <table:table-cell office:value-type="float" office:value="1441023">
            <text:p>1441023</text:p>
          </table:table-cell>
          <table:table-cell office:value-type="float" office:value="193605">
            <text:p>193605</text:p>
          </table:table-cell>
          <table:table-cell table:number-columns-repeated="9" office:value-type="float" office:value="0">
            <text:p>0</text:p>
          </table:table-cell>
          <table:table-cell office:value-type="float" office:value="388864">
            <text:p>388864</text:p>
          </table:table-cell>
          <table:table-cell office:value-type="float" office:value="89675698">
            <text:p>89675698</text:p>
          </table:table-cell>
          <table:table-cell office:value-type="float" office:value="80137">
            <text:p>80137</text:p>
          </table:table-cell>
          <table:table-cell office:value-type="float" office:value="4281223">
            <text:p>4281223</text:p>
          </table:table-cell>
          <table:table-cell office:value-type="float" office:value="35179820">
            <text:p>35179820</text:p>
          </table:table-cell>
          <table:table-cell office:value-type="float" office:value="9380152">
            <text:p>9380152</text:p>
          </table:table-cell>
          <table:table-cell office:value-type="float" office:value="10000639">
            <text:p>10000639</text:p>
          </table:table-cell>
          <table:table-cell office:value-type="float" office:value="68">
            <text:p>68</text:p>
          </table:table-cell>
          <table:table-cell office:value-type="float" office:value="415">
            <text:p>415</text:p>
          </table:table-cell>
          <table:table-cell table:number-columns-repeated="2" office:value-type="float" office:value="0">
            <text:p>0</text:p>
          </table:table-cell>
          <table:table-cell office:value-type="float" office:value="2418993876">
            <text:p>2418993876</text:p>
          </table:table-cell>
          <table:table-cell office:value-type="float" office:value="557842753174">
            <text:p>557842753174</text:p>
          </table:table-cell>
          <table:table-cell table:number-columns-repeated="2" office:value-type="float" office:value="0">
            <text:p>0</text:p>
          </table:table-cell>
          <table:table-cell office:value-type="float" office:value="1671194924">
            <text:p>1671194924</text:p>
          </table:table-cell>
          <table:table-cell office:value-type="float" office:value="0">
            <text:p>0</text:p>
          </table:table-cell>
          <table:table-cell office:value-type="float" office:value="239836">
            <text:p>239836</text:p>
          </table:table-cell>
          <table:table-cell office:value-type="float" office:value="268652">
            <text:p>268652</text:p>
          </table:table-cell>
          <table:table-cell office:value-type="float" office:value="0">
            <text:p>0</text:p>
          </table:table-cell>
          <table:table-cell office:value-type="float" office:value="86564930">
            <text:p>86564930</text:p>
          </table:table-cell>
          <table:table-cell office:value-type="float" office:value="19495330">
            <text:p>19495330</text:p>
          </table:table-cell>
          <table:table-cell office:value-type="float" office:value="126719645">
            <text:p>126719645</text:p>
          </table:table-cell>
          <table:table-cell office:value-type="float" office:value="3035175">
            <text:p>3035175</text:p>
          </table:table-cell>
          <table:table-cell office:value-type="float" office:value="87728985">
            <text:p>87728985</text:p>
          </table:table-cell>
          <table:table-cell office:value-type="float" office:value="6680912">
            <text:p>6680912</text:p>
          </table:table-cell>
          <table:table-cell office:value-type="float" office:value="5766163">
            <text:p>5766163</text:p>
          </table:table-cell>
          <table:table-cell office:value-type="float" office:value="32">
            <text:p>32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4">
            <text:p>594</text:p>
          </table:table-cell>
          <table:table-cell office:value-type="float" office:value="52">
            <text:p>52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120328">
            <text:p>1203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19715846102">
            <text:p>19715846102</text:p>
          </table:table-cell>
          <table:table-cell office:value-type="float" office:value="279738778">
            <text:p>279738778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218841983755">
            <text:p>2188419837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bd::gpu::detection::atomicglobal::detectSurvivors(__int64, __int64, wbd::SurvivorData*, wbd::SurvivorData*, unsigned int const *, unsigned int*, unsigned short, unsigned short)</text:p>
          </table:table-cell>
          <table:table-cell office:value-type="float" office:value="181386135">
            <text:p>181386135</text:p>
          </table:table-cell>
          <table:table-cell office:value-type="float" office:value="9309969">
            <text:p>9309969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4647634">
            <text:p>24647634</text:p>
          </table:table-cell>
          <table:table-cell office:value-type="float" office:value="17818298">
            <text:p>17818298</text:p>
          </table:table-cell>
          <table:table-cell office:value-type="float" office:value="173404440">
            <text:p>173404440</text:p>
          </table:table-cell>
          <table:table-cell office:value-type="float" office:value="127695378">
            <text:p>127695378</text:p>
          </table:table-cell>
          <table:table-cell office:value-type="float" office:value="58970422">
            <text:p>58970422</text:p>
          </table:table-cell>
          <table:table-cell office:value-type="float" office:value="134526564">
            <text:p>134526564</text:p>
          </table:table-cell>
          <table:table-cell office:value-type="float" office:value="0">
            <text:p>0</text:p>
          </table:table-cell>
          <table:table-cell office:value-type="float" office:value="18196069">
            <text:p>18196069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4345330">
            <text:p>4345330</text:p>
          </table:table-cell>
          <table:table-cell table:number-columns-repeated="2" office:value-type="float" office:value="0">
            <text:p>0</text:p>
          </table:table-cell>
          <table:table-cell office:value-type="float" office:value="27886951">
            <text:p>27886951</text:p>
          </table:table-cell>
          <table:table-cell office:value-type="float" office:value="31049985">
            <text:p>31049985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23104977">
            <text:p>23104977</text:p>
          </table:table-cell>
          <table:table-cell office:value-type="float" office:value="0">
            <text:p>0</text:p>
          </table:table-cell>
          <table:table-cell office:value-type="string">
            <text:p>Low (2)</text:p>
          </table:table-cell>
          <table:table-cell office:value-type="string">
            <text:p>Low (1)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table:number-columns-repeated="3" office:value-type="string">
            <text:p>Low (1)</text:p>
          </table:table-cell>
          <table:table-cell office:value-type="string">
            <text:p>Low (3)</text:p>
          </table:table-cell>
          <table:table-cell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3">
            <text:p>263</text:p>
          </table:table-cell>
          <table:table-cell office:value-type="float" office:value="331">
            <text:p>331</text:p>
          </table:table-cell>
          <table:table-cell office:value-type="float" office:value="279">
            <text:p>279</text:p>
          </table:table-cell>
          <table:table-cell office:value-type="float" office:value="1968977">
            <text:p>1968977</text:p>
          </table:table-cell>
          <table:table-cell office:value-type="float" office:value="80277116631">
            <text:p>80277116631</text:p>
          </table:table-cell>
          <table:table-cell office:value-type="float" office:value="2591503356">
            <text:p>2591503356</text:p>
          </table:table-cell>
          <table:table-cell office:value-type="float" office:value="11424358">
            <text:p>11424358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49">
            <text:p>749</text:p>
          </table:table-cell>
          <table:table-cell office:value-type="float" office:value="93">
            <text:p>93</text:p>
          </table:table-cell>
          <table:table-cell office:value-type="float" office:value="709">
            <text:p>709</text:p>
          </table:table-cell>
          <table:table-cell office:value-type="float" office:value="104054297864">
            <text:p>104054297864</text:p>
          </table:table-cell>
          <table:table-cell office:value-type="float" office:value="2591503356">
            <text:p>25915033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635269">
            <text:p>635269</text:p>
          </table:table-cell>
          <table:table-cell office:value-type="float" office:value="2949">
            <text:p>29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483">
            <text:p>4483</text:p>
          </table:table-cell>
          <table:table-cell office:value-type="float" office:value="29795914">
            <text:p>29795914</text:p>
          </table:table-cell>
          <table:table-cell office:value-type="float" office:value="551">
            <text:p>551</text:p>
          </table:table-cell>
          <table:table-cell office:value-type="float" office:value="22464801">
            <text:p>22464801</text:p>
          </table:table-cell>
          <table:table-cell office:value-type="float" office:value="12402620">
            <text:p>12402620</text:p>
          </table:table-cell>
          <table:table-cell office:value-type="float" office:value="4785117">
            <text:p>4785117</text:p>
          </table:table-cell>
          <table:table-cell office:value-type="float" office:value="5377739">
            <text:p>5377739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7146">
            <text:p>7146</text:p>
          </table:table-cell>
          <table:table-cell office:value-type="float" office:value="0">
            <text:p>0</text:p>
          </table:table-cell>
          <table:table-cell office:value-type="float" office:value="16019830">
            <text:p>16019830</text:p>
          </table:table-cell>
          <table:table-cell office:value-type="float" office:value="106474571634">
            <text:p>106474571634</text:p>
          </table:table-cell>
          <table:table-cell table:number-columns-repeated="2" office:value-type="float" office:value="0">
            <text:p>0</text:p>
          </table:table-cell>
          <table:table-cell office:value-type="float" office:value="11449372">
            <text:p>11449372</text:p>
          </table:table-cell>
          <table:table-cell office:value-type="float" office:value="0">
            <text:p>0</text:p>
          </table:table-cell>
          <table:table-cell office:value-type="float" office:value="2432">
            <text:p>2432</text:p>
          </table:table-cell>
          <table:table-cell office:value-type="float" office:value="3204">
            <text:p>3204</text:p>
          </table:table-cell>
          <table:table-cell office:value-type="float" office:value="0">
            <text:p>0</text:p>
          </table:table-cell>
          <table:table-cell office:value-type="float" office:value="29118623">
            <text:p>29118623</text:p>
          </table:table-cell>
          <table:table-cell office:value-type="float" office:value="5896006">
            <text:p>5896006</text:p>
          </table:table-cell>
          <table:table-cell office:value-type="float" office:value="38324039">
            <text:p>38324039</text:p>
          </table:table-cell>
          <table:table-cell office:value-type="float" office:value="725208">
            <text:p>725208</text:p>
          </table:table-cell>
          <table:table-cell office:value-type="float" office:value="26532027">
            <text:p>26532027</text:p>
          </table:table-cell>
          <table:table-cell office:value-type="float" office:value="2819572">
            <text:p>2819572</text:p>
          </table:table-cell>
          <table:table-cell office:value-type="float" office:value="2722227">
            <text:p>2722227</text:p>
          </table:table-cell>
          <table:table-cell office:value-type="float" office:value="56">
            <text:p>56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office:value-type="float" office:value="40">
            <text:p>40</text:p>
          </table:table-cell>
          <table:table-cell office:value-type="float" office:value="395">
            <text:p>395</text:p>
          </table:table-cell>
          <table:table-cell table:number-columns-repeated="2" office:value-type="float" office:value="0">
            <text:p>0</text:p>
          </table:table-cell>
          <table:table-cell office:value-type="float" office:value="428">
            <text:p>4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1273">
            <text:p>1273</text:p>
          </table:table-cell>
          <table:table-cell table:number-columns-repeated="4" office:value-type="float" office:value="0">
            <text:p>0</text:p>
          </table:table-cell>
          <table:table-cell office:value-type="float" office:value="451">
            <text:p>451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8585118696">
            <text:p>8585118696</text:p>
          </table:table-cell>
          <table:table-cell office:value-type="float" office:value="1629498">
            <text:p>162949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3">
            <text:p>283</text:p>
          </table:table-cell>
          <table:table-cell office:value-type="float" office:value="44320293434">
            <text:p>443202934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wbd::gpu::detection::atomicglobal::detectSurvivors(__int64, __int64, wbd::SurvivorData*, wbd::SurvivorData*, unsigned int const *, unsigned int*, unsigned short, unsigned short)</text:p>
          </table:table-cell>
          <table:table-cell office:value-type="float" office:value="190702152">
            <text:p>190702152</text:p>
          </table:table-cell>
          <table:table-cell office:value-type="float" office:value="747874">
            <text:p>747874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9309626">
            <text:p>19309626</text:p>
          </table:table-cell>
          <table:table-cell office:value-type="float" office:value="1351990">
            <text:p>1351990</text:p>
          </table:table-cell>
          <table:table-cell office:value-type="float" office:value="135162098">
            <text:p>135162098</text:p>
          </table:table-cell>
          <table:table-cell office:value-type="float" office:value="61981512">
            <text:p>61981512</text:p>
          </table:table-cell>
          <table:table-cell office:value-type="float" office:value="4499864">
            <text:p>4499864</text:p>
          </table:table-cell>
          <table:table-cell office:value-type="float" office:value="79936616">
            <text:p>79936616</text:p>
          </table:table-cell>
          <table:table-cell office:value-type="float" office:value="0">
            <text:p>0</text:p>
          </table:table-cell>
          <table:table-cell office:value-type="float" office:value="101404088">
            <text:p>101404088</text:p>
          </table:table-cell>
          <table:table-cell office:value-type="float" office:value="0">
            <text:p>0</text:p>
          </table:table-cell>
          <table:table-cell office:value-type="float" office:value="975">
            <text:p>975</text:p>
          </table:table-cell>
          <table:table-cell office:value-type="float" office:value="25351022">
            <text:p>25351022</text:p>
          </table:table-cell>
          <table:table-cell table:number-columns-repeated="2" office:value-type="float" office:value="0">
            <text:p>0</text:p>
          </table:table-cell>
          <table:table-cell office:value-type="float" office:value="10700552">
            <text:p>10700552</text:p>
          </table:table-cell>
          <table:table-cell office:value-type="float" office:value="12569142">
            <text:p>12569142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8178514">
            <text:p>8178514</text:p>
          </table:table-cell>
          <table:table-cell office:value-type="float" office:value="0">
            <text:p>0</text:p>
          </table:table-cell>
          <table:table-cell office:value-type="string">
            <text:p>Low (2)</text:p>
          </table:table-cell>
          <table:table-cell office:value-type="string">
            <text:p>Low (1)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Low (1)</text:p>
          </table:table-cell>
          <table:table-cell office:value-type="string">
            <text:p>Mid (4)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93">
            <text:p>993</text:p>
          </table:table-cell>
          <table:table-cell office:value-type="float" office:value="399">
            <text:p>399</text:p>
          </table:table-cell>
          <table:table-cell office:value-type="float" office:value="111">
            <text:p>111</text:p>
          </table:table-cell>
          <table:table-cell office:value-type="float" office:value="19157306">
            <text:p>19157306</text:p>
          </table:table-cell>
          <table:table-cell office:value-type="float" office:value="18311360246">
            <text:p>18311360246</text:p>
          </table:table-cell>
          <table:table-cell office:value-type="float" office:value="28365297187">
            <text:p>28365297187</text:p>
          </table:table-cell>
          <table:table-cell office:value-type="float" office:value="67938819">
            <text:p>67938819</text:p>
          </table:table-cell>
          <table:table-cell office:value-type="float" office:value="82">
            <text:p>82</text:p>
          </table:table-cell>
          <table:table-cell office:value-type="float" office:value="837">
            <text:p>837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66">
            <text:p>266</text:p>
          </table:table-cell>
          <table:table-cell office:value-type="float" office:value="99">
            <text:p>99</text:p>
          </table:table-cell>
          <table:table-cell office:value-type="float" office:value="923">
            <text:p>923</text:p>
          </table:table-cell>
          <table:table-cell office:value-type="float" office:value="63627080701">
            <text:p>63627080701</text:p>
          </table:table-cell>
          <table:table-cell office:value-type="float" office:value="28365297187">
            <text:p>2836529718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83">
            <text:p>583</text:p>
          </table:table-cell>
          <table:table-cell office:value-type="float" office:value="18">
            <text:p>18</text:p>
          </table:table-cell>
          <table:table-cell office:value-type="float" office:value="157">
            <text:p>157</text:p>
          </table:table-cell>
          <table:table-cell office:value-type="float" office:value="17">
            <text:p>17</text:p>
          </table:table-cell>
          <table:table-cell office:value-type="float" office:value="849">
            <text:p>849</text:p>
          </table:table-cell>
          <table:table-cell table:number-columns-repeated="2" office:value-type="float" office:value="0">
            <text:p>0</text:p>
          </table:table-cell>
          <table:table-cell office:value-type="float" office:value="589868">
            <text:p>589868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1917165">
            <text:p>1917165</text:p>
          </table:table-cell>
          <table:table-cell office:value-type="float" office:value="399">
            <text:p>399</text:p>
          </table:table-cell>
          <table:table-cell office:value-type="float" office:value="381381">
            <text:p>381381</text:p>
          </table:table-cell>
          <table:table-cell office:value-type="float" office:value="529920">
            <text:p>529920</text:p>
          </table:table-cell>
          <table:table-cell office:value-type="float" office:value="1427116">
            <text:p>1427116</text:p>
          </table:table-cell>
          <table:table-cell office:value-type="float" office:value="2019186">
            <text:p>2019186</text:p>
          </table:table-cell>
          <table:table-cell office:value-type="float" office:value="82">
            <text:p>82</text:p>
          </table:table-cell>
          <table:table-cell office:value-type="float" office:value="771">
            <text:p>771</text:p>
          </table:table-cell>
          <table:table-cell office:value-type="float" office:value="48013">
            <text:p>48013</text:p>
          </table:table-cell>
          <table:table-cell office:value-type="float" office:value="0">
            <text:p>0</text:p>
          </table:table-cell>
          <table:table-cell office:value-type="float" office:value="63185502">
            <text:p>63185502</text:p>
          </table:table-cell>
          <table:table-cell office:value-type="float" office:value="92049417688">
            <text:p>92049417688</text:p>
          </table:table-cell>
          <table:table-cell table:number-columns-repeated="2" office:value-type="float" office:value="0">
            <text:p>0</text:p>
          </table:table-cell>
          <table:table-cell office:value-type="float" office:value="40571238">
            <text:p>40571238</text:p>
          </table:table-cell>
          <table:table-cell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1325197">
            <text:p>1325197</text:p>
          </table:table-cell>
          <table:table-cell office:value-type="float" office:value="449870">
            <text:p>449870</text:p>
          </table:table-cell>
          <table:table-cell office:value-type="float" office:value="2924155">
            <text:p>2924155</text:p>
          </table:table-cell>
          <table:table-cell office:value-type="float" office:value="590780">
            <text:p>590780</text:p>
          </table:table-cell>
          <table:table-cell office:value-type="float" office:value="2024415">
            <text:p>2024415</text:p>
          </table:table-cell>
          <table:table-cell office:value-type="float" office:value="737339">
            <text:p>737339</text:p>
          </table:table-cell>
          <table:table-cell office:value-type="float" office:value="735940">
            <text:p>73594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7">
            <text:p>947</text:p>
          </table:table-cell>
          <table:table-cell office:value-type="float" office:value="528">
            <text:p>528</text:p>
          </table:table-cell>
          <table:table-cell table:number-columns-repeated="4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113208926872">
            <text:p>113208926872</text:p>
          </table:table-cell>
          <table:table-cell office:value-type="float" office:value="9506633">
            <text:p>9506633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94">
            <text:p>294</text:p>
          </table:table-cell>
          <table:table-cell office:value-type="float" office:value="25443207768">
            <text:p>25443207768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bd::gpu::detection::atomicglobal::detectSurvivors(__int64, __int64, wbd::SurvivorData*, wbd::SurvivorData*, unsigned int const *, unsigned int*, unsigned short, unsigned short)</text:p>
          </table:table-cell>
          <table:table-cell office:value-type="float" office:value="191456042">
            <text:p>191456042</text:p>
          </table:table-cell>
          <table:table-cell office:value-type="float" office:value="700225">
            <text:p>700225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9130062">
            <text:p>19130062</text:p>
          </table:table-cell>
          <table:table-cell office:value-type="float" office:value="812064">
            <text:p>812064</text:p>
          </table:table-cell>
          <table:table-cell office:value-type="float" office:value="133904631">
            <text:p>133904631</text:p>
          </table:table-cell>
          <table:table-cell office:value-type="float" office:value="59824794">
            <text:p>59824794</text:p>
          </table:table-cell>
          <table:table-cell office:value-type="float" office:value="2703888">
            <text:p>2703888</text:p>
          </table:table-cell>
          <table:table-cell office:value-type="float" office:value="78139911">
            <text:p>78139911</text:p>
          </table:table-cell>
          <table:table-cell office:value-type="float" office:value="0">
            <text:p>0</text:p>
          </table:table-cell>
          <table:table-cell office:value-type="float" office:value="99988290">
            <text:p>99988290</text:p>
          </table:table-cell>
          <table:table-cell office:value-type="float" office:value="0">
            <text:p>0</text:p>
          </table:table-cell>
          <table:table-cell office:value-type="float" office:value="968">
            <text:p>968</text:p>
          </table:table-cell>
          <table:table-cell office:value-type="float" office:value="24997072">
            <text:p>24997072</text:p>
          </table:table-cell>
          <table:table-cell table:number-columns-repeated="2" office:value-type="float" office:value="0">
            <text:p>0</text:p>
          </table:table-cell>
          <table:table-cell office:value-type="float" office:value="10165078">
            <text:p>10165078</text:p>
          </table:table-cell>
          <table:table-cell office:value-type="float" office:value="11994711">
            <text:p>11994711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7714843">
            <text:p>7714843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ow (1)</text:p>
          </table:table-cell>
          <table:table-cell office:value-type="float" office:value="5">
            <text:p>5</text:p>
          </table:table-cell>
          <table:table-cell office:value-type="float" office:value="774">
            <text:p>774</text:p>
          </table:table-cell>
          <table:table-cell table:number-columns-repeated="2" office:value-type="string">
            <text:p>Low (1)</text:p>
          </table:table-cell>
          <table:table-cell office:value-type="string">
            <text:p>Mid (4)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62">
            <text:p>962</text:p>
          </table:table-cell>
          <table:table-cell office:value-type="float" office:value="399">
            <text:p>399</text:p>
          </table:table-cell>
          <table:table-cell office:value-type="float" office:value="619">
            <text:p>619</text:p>
          </table:table-cell>
          <table:table-cell office:value-type="float" office:value="25972317">
            <text:p>25972317</text:p>
          </table:table-cell>
          <table:table-cell office:value-type="float" office:value="989771154">
            <text:p>989771154</text:p>
          </table:table-cell>
          <table:table-cell office:value-type="float" office:value="30282028702">
            <text:p>30282028702</text:p>
          </table:table-cell>
          <table:table-cell office:value-type="float" office:value="67137928">
            <text:p>67137928</text:p>
          </table:table-cell>
          <table:table-cell office:value-type="float" office:value="84">
            <text:p>84</text:p>
          </table:table-cell>
          <table:table-cell office:value-type="float" office:value="794">
            <text:p>794</text:p>
          </table:table-cell>
          <table:table-cell/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231">
            <text:p>231</text:p>
          </table:table-cell>
          <table:table-cell office:value-type="float" office:value="99">
            <text:p>99</text:p>
          </table:table-cell>
          <table:table-cell office:value-type="float" office:value="966">
            <text:p>966</text:p>
          </table:table-cell>
          <table:table-cell office:value-type="float" office:value="35286986733">
            <text:p>35286986733</text:p>
          </table:table-cell>
          <table:table-cell office:value-type="float" office:value="30282028702">
            <text:p>3028202870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office:value-type="float" office:value="17">
            <text:p>17</text:p>
          </table:table-cell>
          <table:table-cell office:value-type="float" office:value="248">
            <text:p>248</text:p>
          </table:table-cell>
          <table:table-cell office:value-type="float" office:value="17">
            <text:p>17</text:p>
          </table:table-cell>
          <table:table-cell office:value-type="float" office:value="969">
            <text:p>969</text:p>
          </table:table-cell>
          <table:table-cell table:number-columns-repeated="2" office:value-type="float" office:value="0">
            <text:p>0</text:p>
          </table:table-cell>
          <table:table-cell office:value-type="float" office:value="589567">
            <text:p>589567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278689">
            <text:p>1278689</text:p>
          </table:table-cell>
          <table:table-cell office:value-type="float" office:value="506">
            <text:p>506</text:p>
          </table:table-cell>
          <table:table-cell office:value-type="float" office:value="19283">
            <text:p>19283</text:p>
          </table:table-cell>
          <table:table-cell office:value-type="float" office:value="337920">
            <text:p>337920</text:p>
          </table:table-cell>
          <table:table-cell office:value-type="float" office:value="1322453">
            <text:p>1322453</text:p>
          </table:table-cell>
          <table:table-cell office:value-type="float" office:value="1913903">
            <text:p>1913903</text:p>
          </table:table-cell>
          <table:table-cell office:value-type="float" office:value="84">
            <text:p>84</text:p>
          </table:table-cell>
          <table:table-cell office:value-type="float" office:value="752">
            <text:p>752</text:p>
          </table:table-cell>
          <table:table-cell office:value-type="float" office:value="51328">
            <text:p>51328</text:p>
          </table:table-cell>
          <table:table-cell office:value-type="float" office:value="0">
            <text:p>0</text:p>
          </table:table-cell>
          <table:table-cell office:value-type="float" office:value="60567855">
            <text:p>60567855</text:p>
          </table:table-cell>
          <table:table-cell office:value-type="float" office:value="65633432943">
            <text:p>65633432943</text:p>
          </table:table-cell>
          <table:table-cell table:number-columns-repeated="2" office:value-type="float" office:value="0">
            <text:p>0</text:p>
          </table:table-cell>
          <table:table-cell office:value-type="float" office:value="33825607">
            <text:p>33825607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687471">
            <text:p>687471</text:p>
          </table:table-cell>
          <table:table-cell office:value-type="float" office:value="270336">
            <text:p>270336</text:p>
          </table:table-cell>
          <table:table-cell office:value-type="float" office:value="1757184">
            <text:p>1757184</text:p>
          </table:table-cell>
          <table:table-cell office:value-type="float" office:value="589963">
            <text:p>589963</text:p>
          </table:table-cell>
          <table:table-cell office:value-type="float" office:value="1216512">
            <text:p>1216512</text:p>
          </table:table-cell>
          <table:table-cell office:value-type="float" office:value="675262">
            <text:p>675262</text:p>
          </table:table-cell>
          <table:table-cell office:value-type="float" office:value="674113">
            <text:p>67411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24">
            <text:p>924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4">
            <text:p>69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58">
            <text:p>758</text:p>
          </table:table-cell>
          <table:table-cell office:value-type="float" office:value="487">
            <text:p>487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121012670166">
            <text:p>121012670166</text:p>
          </table:table-cell>
          <table:table-cell office:value-type="float" office:value="9373902">
            <text:p>9373902</text:p>
          </table:table-cell>
          <table:table-cell office:value-type="float" office:value="0">
            <text:p>0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933">
            <text:p>933</text:p>
          </table:table-cell>
          <table:table-cell office:value-type="float" office:value="17344991362">
            <text:p>17344991362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bd::gpu::detection::atomicglobal::detectDetections(__int64, __int64, wbd::SurvivorData*, unsigned int const *, wbd::Detection*, unsigned int*, unsigned short)</text:p>
          </table:table-cell>
          <table:table-cell office:value-type="float" office:value="192162443">
            <text:p>192162443</text:p>
          </table:table-cell>
          <table:table-cell office:value-type="float" office:value="1933380">
            <text:p>1933380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355744">
            <text:p>20355744</text:p>
          </table:table-cell>
          <table:table-cell office:value-type="float" office:value="4488679">
            <text:p>4488679</text:p>
          </table:table-cell>
          <table:table-cell office:value-type="float" office:value="142486078">
            <text:p>142486078</text:p>
          </table:table-cell>
          <table:table-cell office:value-type="float" office:value="55674981">
            <text:p>55674981</text:p>
          </table:table-cell>
          <table:table-cell office:value-type="float" office:value="14961127">
            <text:p>14961127</text:p>
          </table:table-cell>
          <table:table-cell office:value-type="float" office:value="90397086">
            <text:p>90397086</text:p>
          </table:table-cell>
          <table:table-cell office:value-type="float" office:value="0">
            <text:p>0</text:p>
          </table:table-cell>
          <table:table-cell office:value-type="float" office:value="33685433">
            <text:p>33685433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8421358">
            <text:p>8421358</text:p>
          </table:table-cell>
          <table:table-cell table:number-columns-repeated="2" office:value-type="float" office:value="0">
            <text:p>0</text:p>
          </table:table-cell>
          <table:table-cell office:value-type="float" office:value="12983407">
            <text:p>12983407</text:p>
          </table:table-cell>
          <table:table-cell office:value-type="float" office:value="15657551">
            <text:p>15657551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2393667">
            <text:p>123936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ow (1)</text:p>
          </table:table-cell>
          <table:table-cell office:value-type="float" office:value="4">
            <text:p>4</text:p>
          </table:table-cell>
          <table:table-cell office:value-type="float" office:value="599">
            <text:p>599</text:p>
          </table:table-cell>
          <table:table-cell table:number-columns-repeated="2" office:value-type="string">
            <text:p>Low (1)</text:p>
          </table:table-cell>
          <table:table-cell office:value-type="string">
            <text:p>Low (2)</text:p>
          </table:table-cell>
          <table:table-cell table:number-columns-repeated="2" office:value-type="string">
            <text:p>Low (1)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64">
            <text:p>664</text:p>
          </table:table-cell>
          <table:table-cell office:value-type="float" office:value="399">
            <text:p>399</text:p>
          </table:table-cell>
          <table:table-cell office:value-type="float" office:value="659">
            <text:p>659</text:p>
          </table:table-cell>
          <table:table-cell office:value-type="float" office:value="30835965">
            <text:p>30835965</text:p>
          </table:table-cell>
          <table:table-cell office:value-type="float" office:value="890050455">
            <text:p>890050455</text:p>
          </table:table-cell>
          <table:table-cell office:value-type="float" office:value="10706105484">
            <text:p>10706105484</text:p>
          </table:table-cell>
          <table:table-cell office:value-type="float" office:value="41562307">
            <text:p>41562307</text:p>
          </table:table-cell>
          <table:table-cell office:value-type="float" office:value="79">
            <text:p>79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34">
            <text:p>734</text:p>
          </table:table-cell>
          <table:table-cell office:value-type="float" office:value="99">
            <text:p>99</text:p>
          </table:table-cell>
          <table:table-cell office:value-type="float" office:value="969">
            <text:p>969</text:p>
          </table:table-cell>
          <table:table-cell office:value-type="float" office:value="69683618280">
            <text:p>69683618280</text:p>
          </table:table-cell>
          <table:table-cell office:value-type="float" office:value="10706105484">
            <text:p>107061054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589519">
            <text:p>589519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760">
            <text:p>2760</text:p>
          </table:table-cell>
          <table:table-cell office:value-type="float" office:value="4432945">
            <text:p>4432945</text:p>
          </table:table-cell>
          <table:table-cell office:value-type="float" office:value="1699">
            <text:p>1699</text:p>
          </table:table-cell>
          <table:table-cell office:value-type="float" office:value="49040">
            <text:p>49040</text:p>
          </table:table-cell>
          <table:table-cell office:value-type="float" office:value="1873920">
            <text:p>1873920</text:p>
          </table:table-cell>
          <table:table-cell office:value-type="float" office:value="1988299">
            <text:p>1988299</text:p>
          </table:table-cell>
          <table:table-cell office:value-type="float" office:value="2587325">
            <text:p>2587325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36298">
            <text:p>36298</text:p>
          </table:table-cell>
          <table:table-cell office:value-type="float" office:value="0">
            <text:p>0</text:p>
          </table:table-cell>
          <table:table-cell office:value-type="float" office:value="50092562">
            <text:p>50092562</text:p>
          </table:table-cell>
          <table:table-cell office:value-type="float" office:value="80455642673">
            <text:p>80455642673</text:p>
          </table:table-cell>
          <table:table-cell table:number-columns-repeated="2" office:value-type="float" office:value="0">
            <text:p>0</text:p>
          </table:table-cell>
          <table:table-cell office:value-type="float" office:value="41671204">
            <text:p>41671204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2296">
            <text:p>2296</text:p>
          </table:table-cell>
          <table:table-cell office:value-type="float" office:value="0">
            <text:p>0</text:p>
          </table:table-cell>
          <table:table-cell office:value-type="float" office:value="3839428">
            <text:p>3839428</text:p>
          </table:table-cell>
          <table:table-cell office:value-type="float" office:value="1496064">
            <text:p>1496064</text:p>
          </table:table-cell>
          <table:table-cell office:value-type="float" office:value="9724416">
            <text:p>9724416</text:p>
          </table:table-cell>
          <table:table-cell office:value-type="float" office:value="589885">
            <text:p>589885</text:p>
          </table:table-cell>
          <table:table-cell office:value-type="float" office:value="6732288">
            <text:p>6732288</text:p>
          </table:table-cell>
          <table:table-cell office:value-type="float" office:value="1069259">
            <text:p>1069259</text:p>
          </table:table-cell>
          <table:table-cell office:value-type="float" office:value="1065806">
            <text:p>106580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62">
            <text:p>862</text:p>
          </table:table-cell>
          <table:table-cell office:value-type="float" office:value="76">
            <text:p>76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24">
            <text:p>8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68">
            <text:p>968</text:p>
          </table:table-cell>
          <table:table-cell office:value-type="float" office:value="464">
            <text:p>464</text:p>
          </table:table-cell>
          <table:table-cell table:number-columns-repeated="4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42787880231">
            <text:p>42787880231</text:p>
          </table:table-cell>
          <table:table-cell office:value-type="float" office:value="5263348">
            <text:p>5263348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586">
            <text:p>586</text:p>
          </table:table-cell>
          <table:table-cell office:value-type="float" office:value="34010671893">
            <text:p>3401067189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21.05.2015</text:date>, <text:time>00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00:37:19.09</dc:date>
    <dc:creator>Pavel Macenauer</dc:creator>
    <meta:document-statistic meta:table-count="1" meta:cell-count="1904" meta:object-count="0"/>
    <meta:generator>OpenOffice/4.1.1$Win32 OpenOffice.org_project/411m6$Build-9775</meta:generator>
  </office:meta>
</office:document-meta>
</file>